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1.A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8.805cm" table:align="margins"/>
    </style:style>
    <style:style style:name="Tableau2.A" style:family="table-column">
      <style:table-column-properties style:column-width="0.531cm" style:rel-column-width="3953*"/>
    </style:style>
    <style:style style:name="Tableau2.B" style:family="table-column">
      <style:table-column-properties style:column-width="2.759cm" style:rel-column-width="20527*"/>
    </style:style>
    <style:style style:name="Tableau2.D" style:family="table-column">
      <style:table-column-properties style:column-width="2.759cm" style:rel-column-width="2052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="0.5pt solid #000000"/>
    </style:style>
    <style:style style:name="Tableau3" style:family="table">
      <style:table-properties style:width="8.809cm" table:align="margins"/>
    </style:style>
    <style:style style:name="Tableau3.A" style:family="table-column">
      <style:table-column-properties style:column-width="0.531cm" style:rel-column-width="3953*"/>
    </style:style>
    <style:style style:name="Tableau3.B" style:family="table-column">
      <style:table-column-properties style:column-width="1.655cm" style:rel-column-width="12311*"/>
    </style:style>
    <style:style style:name="Tableau3.D" style:family="table-column">
      <style:table-column-properties style:column-width="1.656cm" style:rel-column-width="12323*"/>
    </style:style>
    <style:style style:name="Tableau3.F" style:family="table-column">
      <style:table-column-properties style:column-width="1.656cm" style:rel-column-width="12326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="0.097cm" fo:border="0.5pt solid #000000"/>
    </style:style>
    <style:style style:name="Tableau9" style:family="table">
      <style:table-properties style:width="5.001cm" table:align="center"/>
    </style:style>
    <style:style style:name="Tableau9.A" style:family="table-column">
      <style:table-column-properties style:column-width="2.083cm"/>
    </style:style>
    <style:style style:name="Tableau9.B" style:family="table-column">
      <style:table-column-properties style:column-width="0.43cm"/>
    </style:style>
    <style:style style:name="Tableau9.C" style:family="table-column">
      <style:table-column-properties style:column-width="2.487cm"/>
    </style:style>
    <style:style style:name="Tableau9.A1" style:family="table-cell">
      <style:table-cell-properties fo:padding="0.097cm" fo:border="1.5pt solid #000000"/>
    </style:style>
    <style:style style:name="Tableau10" style:family="table">
      <style:table-properties style:width="5.002cm" table:align="center"/>
    </style:style>
    <style:style style:name="Tableau10.A" style:family="table-column">
      <style:table-column-properties style:column-width="2.085cm"/>
    </style:style>
    <style:style style:name="Tableau10.B" style:family="table-column">
      <style:table-column-properties style:column-width="0.43cm"/>
    </style:style>
    <style:style style:name="Tableau10.C" style:family="table-column">
      <style:table-column-properties style:column-width="2.487cm"/>
    </style:style>
    <style:style style:name="Tableau10.C1" style:family="table-cell">
      <style:table-cell-properties fo:padding="0.097cm" fo:border="1.5pt solid #000000"/>
    </style:style>
    <style:style style:name="Tableau4" style:family="table">
      <style:table-properties style:width="8.805cm" table:align="margins"/>
    </style:style>
    <style:style style:name="Tableau4.A" style:family="table-column">
      <style:table-column-properties style:column-width="0.586cm" style:rel-column-width="4362*"/>
    </style:style>
    <style:style style:name="Tableau4.B" style:family="table-column">
      <style:table-column-properties style:column-width="1.175cm" style:rel-column-width="8738*"/>
    </style:style>
    <style:style style:name="Tableau4.H" style:family="table-column">
      <style:table-column-properties style:column-width="1.175cm" style:rel-column-width="8745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H1" style:family="table-cell">
      <style:table-cell-properties style:vertical-align="middle" fo:padding="0.097cm" fo:border="0.5pt solid #000000"/>
    </style:style>
    <style:style style:name="Tableau17" style:family="table">
      <style:table-properties style:width="8.809cm" table:align="margins"/>
    </style:style>
    <style:style style:name="Tableau17.A" style:family="table-column">
      <style:table-column-properties style:column-width="0.586cm" style:rel-column-width="4356*"/>
    </style:style>
    <style:style style:name="Tableau17.B" style:family="table-column">
      <style:table-column-properties style:column-width="1.371cm" style:rel-column-width="10196*"/>
    </style:style>
    <style:style style:name="Tableau17.G" style:family="table-column">
      <style:table-column-properties style:column-width="1.371cm" style:rel-column-width="10199*"/>
    </style:style>
    <style:style style:name="Tableau17.A1" style:family="table-cell">
      <style:table-cell-properties fo:padding="0.097cm" fo:border="none"/>
    </style:style>
    <style:style style:name="Tableau1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7.G1" style:family="table-cell">
      <style:table-cell-properties style:vertical-align="middle" fo:padding="0.097cm" fo:border="0.5pt solid #000000"/>
    </style:style>
    <style:style style:name="Tableau18" style:family="table">
      <style:table-properties style:width="8.805cm" table:align="margins"/>
    </style:style>
    <style:style style:name="Tableau18.A" style:family="table-column">
      <style:table-column-properties style:column-width="0.584cm" style:rel-column-width="4346*"/>
    </style:style>
    <style:style style:name="Tableau18.B" style:family="table-column">
      <style:table-column-properties style:column-width="4.11cm" style:rel-column-width="30594*"/>
    </style:style>
    <style:style style:name="Tableau18.C" style:family="table-column">
      <style:table-column-properties style:column-width="4.112cm" style:rel-column-width="30595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8.C1" style:family="table-cell">
      <style:table-cell-properties style:vertical-align="middle" fo:padding="0.097cm" fo:border="0.5pt solid #000000"/>
    </style:style>
    <style:style style:name="Tableau19" style:family="table">
      <style:table-properties style:width="8.809cm" table:align="margins"/>
    </style:style>
    <style:style style:name="Tableau19.A" style:family="table-column">
      <style:table-column-properties style:column-width="0.586cm" style:rel-column-width="4362*"/>
    </style:style>
    <style:style style:name="Tableau19.B" style:family="table-column">
      <style:table-column-properties style:column-width="1.175cm" style:rel-column-width="8738*"/>
    </style:style>
    <style:style style:name="Tableau19.H" style:family="table-column">
      <style:table-column-properties style:column-width="1.175cm" style:rel-column-width="8745*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9.H1" style:family="table-cell">
      <style:table-cell-properties style:vertical-align="middle" fo:padding="0.097cm" fo:border="0.5pt solid #000000"/>
    </style:style>
    <style:style style:name="Tableau5" style:family="table">
      <style:table-properties style:width="18.5cm" table:align="center"/>
    </style:style>
    <style:style style:name="Tableau5.A" style:family="table-column">
      <style:table-column-properties style:column-width="9.959cm"/>
    </style:style>
    <style:style style:name="Tableau5.B" style:family="table-column">
      <style:table-column-properties style:column-width="8.541cm"/>
    </style:style>
    <style:style style:name="Tableau5.A1" style:family="table-cell">
      <style:table-cell-properties style:vertical-align="" fo:padding="0.049cm" fo:border="none" style:writing-mode="lr-tb"/>
    </style:style>
    <style:style style:name="Tableau5.B1" style:family="table-cell">
      <style:table-cell-properties fo:padding="0.049cm" fo:border="none" style:writing-mode="lr-tb"/>
    </style:style>
    <style:style style:name="Tableau6" style:family="table">
      <style:table-properties style:width="9.86cm" table:align="margins"/>
    </style:style>
    <style:style style:name="Tableau6.A" style:family="table-column">
      <style:table-column-properties style:column-width="0.7cm" style:rel-column-width="4654*"/>
    </style:style>
    <style:style style:name="Tableau6.B" style:family="table-column">
      <style:table-column-properties style:column-width="1.3cm" style:rel-column-width="8640*"/>
    </style:style>
    <style:style style:name="Tableau6.C" style:family="table-column">
      <style:table-column-properties style:column-width="0.801cm" style:rel-column-width="5322*"/>
    </style:style>
    <style:style style:name="Tableau6.F" style:family="table-column">
      <style:table-column-properties style:column-width="1.199cm" style:rel-column-width="7972*"/>
    </style:style>
    <style:style style:name="Tableau6.H" style:family="table-column">
      <style:table-column-properties style:column-width="3.059cm" style:rel-column-width="20331*"/>
    </style:style>
    <style:style style:name="Tableau6.1" style:family="table-row">
      <style:table-row-properties style:min-row-height="0.002cm"/>
    </style:style>
    <style:style style:name="Tableau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H1" style:family="table-cell">
      <style:table-cell-properties style:vertical-align="middle" fo:padding="0.097cm" fo:border="0.5pt solid #000000"/>
    </style:style>
    <style:style style:name="Tableau6.2" style:family="table-row">
      <style:table-row-properties style:row-height="1.401cm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7.387cm" fo:margin-left="0.64cm" fo:margin-top="0cm" fo:margin-bottom="0.199cm" table:align="left"/>
    </style:style>
    <style:style style:name="Tableau7.A" style:family="table-column">
      <style:table-column-properties style:column-width="3.692cm"/>
    </style:style>
    <style:style style:name="Tableau7.B" style:family="table-column">
      <style:table-column-properties style:column-width="3.695cm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8" style:family="table">
      <style:table-properties style:width="8.442cm" fo:margin-top="0cm" fo:margin-bottom="0.199cm" table:align="margins"/>
    </style:style>
    <style:style style:name="Tableau8.A" style:family="table-column">
      <style:table-column-properties style:column-width="0.767cm" style:rel-column-width="5962*"/>
    </style:style>
    <style:style style:name="Tableau8.B" style:family="table-column">
      <style:table-column-properties style:column-width="0.852cm" style:rel-column-width="6619*"/>
    </style:style>
    <style:style style:name="Tableau8.J" style:family="table-column">
      <style:table-column-properties style:column-width="0.854cm" style:rel-column-width="6621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J1" style:family="table-cell">
      <style:table-cell-properties fo:padding="0.097cm" fo:border="0.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11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11.A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11.A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" style:family="table">
      <style:table-properties style:width="8.805cm" table:align="margins"/>
    </style:style>
    <style:style style:name="Tableau12.A" style:family="table-column">
      <style:table-column-properties style:column-width="0.531cm" style:rel-column-width="3951*"/>
    </style:style>
    <style:style style:name="Tableau12.B" style:family="table-column">
      <style:table-column-properties style:column-width="2.455cm" style:rel-column-width="18274*"/>
    </style:style>
    <style:style style:name="Tableau12.C" style:family="table-column">
      <style:table-column-properties style:column-width="2.702cm" style:rel-column-width="20112*"/>
    </style:style>
    <style:style style:name="Tableau12.D" style:family="table-column">
      <style:table-column-properties style:column-width="3.117cm" style:rel-column-width="23198*"/>
    </style:style>
    <style:style style:name="Tableau12.A1" style:family="table-cell">
      <style:table-cell-properties fo:padding="0.097cm" fo:border="none"/>
    </style:style>
    <style:style style:name="Tableau1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2.D1" style:family="table-cell">
      <style:table-cell-properties style:vertical-align="middle" fo:padding="0.097cm" fo:border="0.5pt solid #000000"/>
    </style:style>
    <style:style style:name="Tableau13" style:family="table">
      <style:table-properties style:width="8.809cm" table:align="margins"/>
    </style:style>
    <style:style style:name="Tableau13.A" style:family="table-column">
      <style:table-column-properties style:column-width="0.531cm" style:rel-column-width="3953*"/>
    </style:style>
    <style:style style:name="Tableau13.B" style:family="table-column">
      <style:table-column-properties style:column-width="1.655cm" style:rel-column-width="12311*"/>
    </style:style>
    <style:style style:name="Tableau13.D" style:family="table-column">
      <style:table-column-properties style:column-width="1.656cm" style:rel-column-width="12323*"/>
    </style:style>
    <style:style style:name="Tableau13.F" style:family="table-column">
      <style:table-column-properties style:column-width="1.656cm" style:rel-column-width="12326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3.F1" style:family="table-cell">
      <style:table-cell-properties style:vertical-align="middle" fo:padding="0.097cm" fo:border="0.5pt solid #000000"/>
    </style:style>
    <style:style style:name="Tableau14" style:family="table">
      <style:table-properties style:width="5.001cm" table:align="center"/>
    </style:style>
    <style:style style:name="Tableau14.A" style:family="table-column">
      <style:table-column-properties style:column-width="2.083cm"/>
    </style:style>
    <style:style style:name="Tableau14.B" style:family="table-column">
      <style:table-column-properties style:column-width="0.43cm"/>
    </style:style>
    <style:style style:name="Tableau14.C" style:family="table-column">
      <style:table-column-properties style:column-width="2.487cm"/>
    </style:style>
    <style:style style:name="Tableau14.A1" style:family="table-cell">
      <style:table-cell-properties fo:padding="0.097cm" fo:border="1.5pt solid #000000"/>
    </style:style>
    <style:style style:name="Tableau15" style:family="table">
      <style:table-properties style:width="5.002cm" table:align="center"/>
    </style:style>
    <style:style style:name="Tableau15.A" style:family="table-column">
      <style:table-column-properties style:column-width="2.085cm"/>
    </style:style>
    <style:style style:name="Tableau15.B" style:family="table-column">
      <style:table-column-properties style:column-width="0.43cm"/>
    </style:style>
    <style:style style:name="Tableau15.C" style:family="table-column">
      <style:table-column-properties style:column-width="2.487cm"/>
    </style:style>
    <style:style style:name="Tableau15.C1" style:family="table-cell">
      <style:table-cell-properties fo:padding="0.097cm" fo:border="1.5pt solid #000000"/>
    </style:style>
    <style:style style:name="Tableau16" style:family="table">
      <style:table-properties style:width="8.805cm" table:align="margins"/>
    </style:style>
    <style:style style:name="Tableau16.A" style:family="table-column">
      <style:table-column-properties style:column-width="0.586cm" style:rel-column-width="4362*"/>
    </style:style>
    <style:style style:name="Tableau16.B" style:family="table-column">
      <style:table-column-properties style:column-width="1.175cm" style:rel-column-width="8738*"/>
    </style:style>
    <style:style style:name="Tableau16.H" style:family="table-column">
      <style:table-column-properties style:column-width="1.175cm" style:rel-column-width="8745*"/>
    </style:style>
    <style:style style:name="Tableau16.A1" style:family="table-cell">
      <style:table-cell-properties fo:padding="0.097cm" fo:border="none"/>
    </style:style>
    <style:style style:name="Tableau1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6.H1" style:family="table-cell">
      <style:table-cell-properties style:vertical-align="middle" fo:padding="0.097cm" fo:border="0.5pt solid #000000"/>
    </style:style>
    <style:style style:name="Tableau20" style:family="table">
      <style:table-properties style:width="8.809cm" table:align="margins"/>
    </style:style>
    <style:style style:name="Tableau20.A" style:family="table-column">
      <style:table-column-properties style:column-width="0.586cm" style:rel-column-width="4356*"/>
    </style:style>
    <style:style style:name="Tableau20.B" style:family="table-column">
      <style:table-column-properties style:column-width="1.371cm" style:rel-column-width="10196*"/>
    </style:style>
    <style:style style:name="Tableau20.G" style:family="table-column">
      <style:table-column-properties style:column-width="1.371cm" style:rel-column-width="10199*"/>
    </style:style>
    <style:style style:name="Tableau20.A1" style:family="table-cell">
      <style:table-cell-properties fo:padding="0.097cm" fo:border="none"/>
    </style:style>
    <style:style style:name="Tableau20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0.G1" style:family="table-cell">
      <style:table-cell-properties style:vertical-align="middle" fo:padding="0.097cm" fo:border="0.5pt solid #000000"/>
    </style:style>
    <style:style style:name="Tableau21" style:family="table">
      <style:table-properties style:width="8.805cm" table:align="margins"/>
    </style:style>
    <style:style style:name="Tableau21.A" style:family="table-column">
      <style:table-column-properties style:column-width="0.584cm" style:rel-column-width="4346*"/>
    </style:style>
    <style:style style:name="Tableau21.B" style:family="table-column">
      <style:table-column-properties style:column-width="4.11cm" style:rel-column-width="30594*"/>
    </style:style>
    <style:style style:name="Tableau21.C" style:family="table-column">
      <style:table-column-properties style:column-width="4.112cm" style:rel-column-width="30595*"/>
    </style:style>
    <style:style style:name="Tableau21.A1" style:family="table-cell">
      <style:table-cell-properties fo:padding="0.097cm" fo:border="none"/>
    </style:style>
    <style:style style:name="Tableau2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1.C1" style:family="table-cell">
      <style:table-cell-properties style:vertical-align="middle" fo:padding="0.097cm" fo:border="0.5pt solid #000000"/>
    </style:style>
    <style:style style:name="Tableau22" style:family="table">
      <style:table-properties style:width="8.809cm" table:align="margins"/>
    </style:style>
    <style:style style:name="Tableau22.A" style:family="table-column">
      <style:table-column-properties style:column-width="0.586cm" style:rel-column-width="4362*"/>
    </style:style>
    <style:style style:name="Tableau22.B" style:family="table-column">
      <style:table-column-properties style:column-width="1.175cm" style:rel-column-width="8738*"/>
    </style:style>
    <style:style style:name="Tableau22.H" style:family="table-column">
      <style:table-column-properties style:column-width="1.175cm" style:rel-column-width="8745*"/>
    </style:style>
    <style:style style:name="Tableau22.A1" style:family="table-cell">
      <style:table-cell-properties fo:padding="0.097cm" fo:border="none"/>
    </style:style>
    <style:style style:name="Tableau2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H1" style:family="table-cell">
      <style:table-cell-properties style:vertical-align="middle" fo:padding="0.097cm" fo:border="0.5pt solid #000000"/>
    </style:style>
    <style:style style:name="Tableau23" style:family="table">
      <style:table-properties style:width="18.5cm" table:align="center"/>
    </style:style>
    <style:style style:name="Tableau23.A" style:family="table-column">
      <style:table-column-properties style:column-width="9.959cm"/>
    </style:style>
    <style:style style:name="Tableau23.B" style:family="table-column">
      <style:table-column-properties style:column-width="8.541cm"/>
    </style:style>
    <style:style style:name="Tableau23.A1" style:family="table-cell">
      <style:table-cell-properties style:vertical-align="" fo:padding="0.049cm" fo:border="none" style:writing-mode="lr-tb"/>
    </style:style>
    <style:style style:name="Tableau23.B1" style:family="table-cell">
      <style:table-cell-properties fo:padding="0.049cm" fo:border="none" style:writing-mode="lr-tb"/>
    </style:style>
    <style:style style:name="Tableau24" style:family="table">
      <style:table-properties style:width="9.86cm" table:align="margins"/>
    </style:style>
    <style:style style:name="Tableau24.A" style:family="table-column">
      <style:table-column-properties style:column-width="1.178cm" style:rel-column-width="7832*"/>
    </style:style>
    <style:style style:name="Tableau24.F" style:family="table-column">
      <style:table-column-properties style:column-width="3.969cm" style:rel-column-width="26375*"/>
    </style:style>
    <style:style style:name="Tableau24.1" style:family="table-row">
      <style:table-row-properties style:min-row-height="0.002cm"/>
    </style:style>
    <style:style style:name="Tableau2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4.F1" style:family="table-cell">
      <style:table-cell-properties style:vertical-align="middle" fo:padding="0.097cm" fo:border="0.5pt solid #000000"/>
    </style:style>
    <style:style style:name="Tableau24.2" style:family="table-row">
      <style:table-row-properties style:row-height="1.401cm"/>
    </style:style>
    <style:style style:name="Tableau2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4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5" style:family="table">
      <style:table-properties style:width="7.387cm" fo:margin-left="0.64cm" fo:margin-top="0cm" fo:margin-bottom="0.199cm" table:align="left"/>
    </style:style>
    <style:style style:name="Tableau25.A" style:family="table-column">
      <style:table-column-properties style:column-width="3.692cm"/>
    </style:style>
    <style:style style:name="Tableau25.B" style:family="table-column">
      <style:table-column-properties style:column-width="3.695cm"/>
    </style:style>
    <style:style style:name="Tableau2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5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26" style:family="table">
      <style:table-properties style:width="8.442cm" fo:margin-top="0cm" fo:margin-bottom="0.199cm" table:align="margins"/>
    </style:style>
    <style:style style:name="Tableau26.A" style:family="table-column">
      <style:table-column-properties style:column-width="0.769cm" style:rel-column-width="5965*"/>
    </style:style>
    <style:style style:name="Tableau26.B" style:family="table-column">
      <style:table-column-properties style:column-width="0.96cm" style:rel-column-width="7446*"/>
    </style:style>
    <style:style style:name="Tableau26.I" style:family="table-column">
      <style:table-column-properties style:column-width="0.96cm" style:rel-column-width="7448*"/>
    </style:style>
    <style:style style:name="Tableau26.A1" style:family="table-cell">
      <style:table-cell-properties fo:padding="0.097cm" fo:border="none"/>
    </style:style>
    <style:style style:name="Tableau26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6.I1" style:family="table-cell">
      <style:table-cell-properties style:vertical-align="middle" fo:padding="0.097cm" fo:border="0.5pt solid #000000"/>
    </style:style>
    <style:style style:name="Tableau26.I4" style:family="table-cell">
      <style:table-cell-properties fo:padding="0.097cm" fo:border="0.5pt solid #000000"/>
    </style:style>
    <style:style style:name="P1" style:family="paragraph" style:parent-style-name="Heading_20_1" style:list-style-name="" style:master-page-name="Standard">
      <style:paragraph-properties style:page-number="0" fo:break-before="page"/>
    </style:style>
    <style:style style:name="P2" style:family="paragraph" style:parent-style-name="Normal">
      <style:text-properties officeooo:rsid="00248910" officeooo:paragraph-rsid="0027fcc9"/>
    </style:style>
    <style:style style:name="P3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248910"/>
    </style:style>
    <style:style style:name="P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48910" officeooo:paragraph-rsid="00248910" style:font-size-asian="10pt" style:font-size-complex="10pt"/>
    </style:style>
    <style:style style:name="P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c11f4" officeooo:paragraph-rsid="002c11f4" style:font-size-asian="10pt" style:font-size-complex="10pt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7" style:family="paragraph" style:parent-style-name="Table_20_Contents">
      <style:paragraph-properties fo:margin-top="0cm" fo:margin-bottom="0cm" style:contextual-spacing="false" fo:line-height="100%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62286" officeooo:paragraph-rsid="00262286" style:font-size-asian="10pt" style:font-size-complex="10pt"/>
    </style:style>
    <style:style style:name="P9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248910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248910"/>
    </style:style>
    <style:style style:name="P1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text-line-through-style="none" style:text-line-through-type="none" officeooo:rsid="00248910" officeooo:paragraph-rsid="00248910"/>
    </style:style>
    <style:style style:name="P1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rsid="00248910" officeooo:paragraph-rsid="00248910"/>
    </style:style>
    <style:style style:name="P1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text-line-through-style="solid" style:text-line-through-type="single" officeooo:rsid="00248910" officeooo:paragraph-rsid="00248910"/>
    </style:style>
    <style:style style:name="P14" style:family="paragraph" style:parent-style-name="Table_20_Contents">
      <style:paragraph-properties fo:margin-top="0cm" fo:margin-bottom="0cm" style:contextual-spacing="false" fo:line-height="100%" fo:keep-together="always" fo:hyphenation-ladder-count="no-limit" fo:hyphenation-keep="page" loext:hyphenation-keep-type="always"/>
      <style:text-properties fo:font-weight="bold" officeooo:rsid="002bef3e" officeooo:paragraph-rsid="002bef3e" style:font-weight-asian="bold" style:font-weight-complex="bold" fo:hyphenate="false" loext:hyphenation-no-caps="true" loext:hyphenation-no-last-word="true" loext:hyphenation-word-char-count="no-limit" loext:hyphenation-zone="no-limit"/>
    </style:style>
    <style:style style:name="P15" style:family="paragraph" style:parent-style-name="Preformatted">
      <style:text-properties officeooo:rsid="002c11f4" officeooo:paragraph-rsid="002c11f4"/>
    </style:style>
    <style:style style:name="P1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weight="bold" officeooo:rsid="002bef3e" officeooo:paragraph-rsid="002bef3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page" loext:hyphenation-keep-type="always"/>
      <style:text-properties fo:font-weight="normal" officeooo:rsid="002bef3e" officeooo:paragraph-rsid="0031d9c3" style:font-weight-asian="normal" style:font-weight-complex="normal" fo:hyphenate="false" loext:hyphenation-no-caps="true" loext:hyphenation-no-last-word="true" loext:hyphenation-word-char-count="no-limit" loext:hyphenation-zone="no-limit"/>
    </style:style>
    <style:style style:name="P18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auto" loext:hyphenation-keep-type="column"/>
      <style:text-properties fo:font-weight="bold" officeooo:rsid="002c11f4" officeooo:paragraph-rsid="002c11f4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Table_20_Contents">
      <style:paragraph-properties fo:margin-top="0cm" fo:margin-bottom="0cm" style:contextual-spacing="false" fo:line-height="100%"/>
      <style:text-properties officeooo:rsid="002c11f4" officeooo:paragraph-rsid="002c11f4"/>
    </style:style>
    <style:style style:name="P20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262286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248910" officeooo:paragraph-rsid="00262286" style:font-weight-asian="bold" style:font-weight-complex="bold"/>
    </style:style>
    <style:style style:name="P22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262286"/>
    </style:style>
    <style:style style:name="P2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dc1ef" officeooo:paragraph-rsid="002dc1ef" style:font-size-asian="10pt" style:font-size-complex="10pt"/>
    </style:style>
    <style:style style:name="P2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7fcc9" officeooo:paragraph-rsid="0027fcc9" style:font-size-asian="10pt" style:font-size-complex="10pt"/>
    </style:style>
    <style:style style:name="P25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7fcc9" officeooo:paragraph-rsid="0027fcc9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7fcc9" officeooo:paragraph-rsid="00296dd5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7fcc9" officeooo:paragraph-rsid="002dc1ef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dc1ef" officeooo:paragraph-rsid="002dc1ef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7fcc9" officeooo:paragraph-rsid="0030b081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margin-top="0.3cm" fo:margin-bottom="0.101cm" style:contextual-spacing="false" fo:text-align="center" style:justify-single-word="false"/>
      <style:text-properties fo:font-weight="bold" officeooo:rsid="002ef618" officeooo:paragraph-rsid="002ef618" style:font-weight-asian="bold" style:font-weight-complex="bold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font-name="Ubuntu Mono" fo:font-weight="bold" officeooo:rsid="002f5153" officeooo:paragraph-rsid="002f5153" style:font-weight-asian="bold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2ef618" officeooo:paragraph-rsid="002ef618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2f5153" officeooo:paragraph-rsid="002f5153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2ef618" officeooo:paragraph-rsid="0030b081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9pt" officeooo:rsid="002ef618" officeooo:paragraph-rsid="002ef618" style:font-size-asian="9pt" style:font-size-complex="9pt"/>
    </style:style>
    <style:style style:name="P36" style:family="paragraph" style:parent-style-name="Table_20_Contents">
      <style:paragraph-properties fo:margin-top="0cm" fo:margin-bottom="0cm" style:contextual-spacing="false"/>
      <style:text-properties fo:font-size="9pt" officeooo:rsid="002ef618" officeooo:paragraph-rsid="002ef618" style:font-size-asian="9pt" style:font-size-complex="9pt"/>
    </style:style>
    <style:style style:name="P37" style:family="paragraph" style:parent-style-name="Text_20_body" style:list-style-name="L1"/>
    <style:style style:name="P38" style:family="paragraph" style:parent-style-name="Sans_20_interligne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Sans_20_interligne">
      <style:paragraph-properties fo:margin-top="0.423cm" fo:margin-bottom="0.423cm" style:contextual-spacing="false"/>
    </style:style>
    <style:style style:name="P40" style:family="paragraph" style:parent-style-name="Sans_20_interligne">
      <style:text-properties fo:font-size="6pt" style:font-size-asian="5.25pt" style:font-size-complex="6pt"/>
    </style:style>
    <style:style style:name="P41" style:family="paragraph" style:parent-style-name="Sans_20_interligne">
      <style:paragraph-properties fo:margin-top="0.423cm" fo:margin-bottom="0.282cm" style:contextual-spacing="false"/>
      <style:text-properties officeooo:paragraph-rsid="0030b081"/>
    </style:style>
    <style:style style:name="P42" style:family="paragraph" style:parent-style-name="Normal" style:list-style-name="L1">
      <style:text-properties officeooo:rsid="00296dd5" officeooo:paragraph-rsid="00296dd5"/>
    </style:style>
    <style:style style:name="P43" style:family="paragraph" style:parent-style-name="Normal" style:list-style-name="L1">
      <style:text-properties officeooo:rsid="00296dd5" officeooo:paragraph-rsid="002f5153"/>
    </style:style>
    <style:style style:name="P44" style:family="paragraph" style:parent-style-name="Normal" style:list-style-name="L1">
      <style:text-properties officeooo:paragraph-rsid="00322aec"/>
    </style:style>
    <style:style style:name="P45" style:family="paragraph" style:parent-style-name="Table_20_Contents">
      <style:paragraph-properties fo:margin-top="0cm" fo:margin-bottom="0cm" style:contextual-spacing="false" fo:line-height="100%"/>
      <style:text-properties fo:font-size="10pt" officeooo:rsid="002930dd" officeooo:paragraph-rsid="002930dd" style:font-name-asian="Calibri" style:font-size-asian="10pt" style:font-name-complex="Calibri" style:font-size-complex="10pt"/>
    </style:style>
    <style:style style:name="P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2dfa92" officeooo:paragraph-rsid="002dfa92"/>
    </style:style>
    <style:style style:name="P4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Ubuntu Mono" officeooo:rsid="002dfa92" officeooo:paragraph-rsid="0031d9c3"/>
    </style:style>
    <style:style style:name="P4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Book Antiqua" officeooo:rsid="002dfa92" officeooo:paragraph-rsid="0031d9c3"/>
    </style:style>
    <style:style style:name="P4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31d9c3" officeooo:paragraph-rsid="0031d9c3"/>
    </style:style>
    <style:style style:name="P50" style:family="paragraph" style:parent-style-name="Table_20_Contents">
      <style:paragraph-properties fo:margin-top="0cm" fo:margin-bottom="0cm" style:contextual-spacing="false" fo:line-height="100%"/>
      <style:text-properties fo:font-size="9pt" style:font-name-asian="Calibri" style:font-size-asian="9pt" style:font-name-complex="Calibri" style:font-size-complex="9pt"/>
    </style:style>
    <style:style style:name="P5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officeooo:rsid="002930dd" officeooo:paragraph-rsid="002930dd" style:font-name-asian="Calibri" style:font-size-asian="9pt" style:font-name-complex="Calibri" style:font-size-complex="9pt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fo:font-size="2pt" style:font-name-asian="Calibri" style:font-size-asian="2pt" style:font-name-complex="Calibri" style:font-size-complex="2pt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fo:font-size="10pt" style:font-name-asian="Calibri" style:font-size-asian="10pt" style:font-name-complex="Calibri" style:font-size-complex="10pt"/>
    </style:style>
    <style:style style:name="P54" style:family="paragraph" style:parent-style-name="Normal" style:list-style-name="L1">
      <style:text-properties officeooo:rsid="00296dd5" officeooo:paragraph-rsid="00322aec"/>
    </style:style>
    <style:style style:name="P55" style:family="paragraph" style:parent-style-name="Heading_20_1" style:list-style-name="" style:master-page-name="Evaluation_20_-_20_Groupe_20_2">
      <style:paragraph-properties style:page-number="auto"/>
      <style:text-properties officeooo:paragraph-rsid="0034afb3"/>
    </style:style>
    <style:style style:name="P56" style:family="paragraph" style:parent-style-name="Heading_20_2">
      <style:text-properties officeooo:paragraph-rsid="0034afb3"/>
    </style:style>
    <style:style style:name="P57" style:family="paragraph" style:parent-style-name="Normal">
      <style:text-properties officeooo:rsid="00248910" officeooo:paragraph-rsid="0034afb3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34afb3"/>
    </style:style>
    <style:style style:name="P5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officeooo:rsid="00248910" officeooo:paragraph-rsid="0034afb3" style:font-size-asian="9pt" style:font-size-complex="9pt"/>
    </style:style>
    <style:style style:name="P6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officeooo:rsid="002c11f4" officeooo:paragraph-rsid="0034afb3" style:font-size-asian="9pt" style:font-size-complex="9pt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34afb3" style:font-size-asian="10pt" style:font-size-complex="10pt"/>
    </style:style>
    <style:style style:name="P6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34afb3" officeooo:paragraph-rsid="0034afb3" style:font-size-asian="10pt" style:font-size-complex="10pt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034afb3"/>
    </style:style>
    <style:style style:name="P6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62286" officeooo:paragraph-rsid="0034afb3" style:font-size-asian="10pt" style:font-size-complex="10pt"/>
    </style:style>
    <style:style style:name="P6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3642b1" officeooo:paragraph-rsid="003642b1" style:font-size-asian="10pt" style:font-size-complex="10pt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officeooo:paragraph-rsid="0034afb3"/>
    </style:style>
    <style:style style:name="P6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text-line-through-style="none" style:text-line-through-type="none" officeooo:rsid="00248910" officeooo:paragraph-rsid="0034afb3"/>
    </style:style>
    <style:style style:name="P6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rsid="00248910" officeooo:paragraph-rsid="0034afb3"/>
    </style:style>
    <style:style style:name="P6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text-line-through-style="solid" style:text-line-through-type="single" officeooo:rsid="00248910" officeooo:paragraph-rsid="0034afb3"/>
    </style:style>
    <style:style style:name="P70" style:family="paragraph" style:parent-style-name="Table_20_Contents">
      <style:paragraph-properties fo:margin-top="0cm" fo:margin-bottom="0cm" style:contextual-spacing="false" fo:line-height="100%" fo:keep-together="always" fo:hyphenation-ladder-count="no-limit" fo:hyphenation-keep="page" loext:hyphenation-keep-type="always"/>
      <style:text-properties fo:font-weight="bold" officeooo:rsid="002bef3e" officeooo:paragraph-rsid="0034afb3" style:font-weight-asian="bold" style:font-weight-complex="bold" fo:hyphenate="false" loext:hyphenation-no-caps="true" loext:hyphenation-no-last-word="true" loext:hyphenation-word-char-count="no-limit" loext:hyphenation-zone="no-limit"/>
    </style:style>
    <style:style style:name="P71" style:family="paragraph" style:parent-style-name="Preformatted">
      <style:text-properties officeooo:paragraph-rsid="0034afb3"/>
    </style:style>
    <style:style style:name="P72" style:family="paragraph" style:parent-style-name="Preformatted">
      <style:text-properties officeooo:rsid="002c11f4" officeooo:paragraph-rsid="0034afb3"/>
    </style:style>
    <style:style style:name="P7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weight="bold" officeooo:rsid="002bef3e" officeooo:paragraph-rsid="0034afb3" style:font-weight-asian="bold" style:font-weight-complex="bold"/>
    </style:style>
    <style:style style:name="P74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page" loext:hyphenation-keep-type="always"/>
      <style:text-properties fo:font-weight="normal" officeooo:rsid="002bef3e" officeooo:paragraph-rsid="0034afb3" style:font-weight-asian="normal" style:font-weight-complex="normal" fo:hyphenate="false" loext:hyphenation-no-caps="true" loext:hyphenation-no-last-word="true" loext:hyphenation-word-char-count="no-limit" loext:hyphenation-zone="no-limit"/>
    </style:style>
    <style:style style:name="P75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auto" loext:hyphenation-keep-type="column"/>
      <style:text-properties fo:font-weight="bold" officeooo:rsid="002c11f4" officeooo:paragraph-rsid="0034afb3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76" style:family="paragraph" style:parent-style-name="Table_20_Contents">
      <style:paragraph-properties fo:margin-top="0cm" fo:margin-bottom="0cm" style:contextual-spacing="false" fo:line-height="100%"/>
      <style:text-properties officeooo:rsid="002c11f4" officeooo:paragraph-rsid="0034afb3"/>
    </style:style>
    <style:style style:name="P7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c11f4" officeooo:paragraph-rsid="0034afb3" style:font-size-asian="10pt" style:font-size-complex="10pt"/>
    </style:style>
    <style:style style:name="P7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248910" officeooo:paragraph-rsid="0034afb3" style:font-weight-asian="bold" style:font-weight-complex="bold"/>
    </style:style>
    <style:style style:name="P7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dc1ef" officeooo:paragraph-rsid="0034afb3" style:font-size-asian="10pt" style:font-size-complex="10pt"/>
    </style:style>
    <style:style style:name="P8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7fcc9" officeooo:paragraph-rsid="0034afb3" style:font-size-asian="10pt" style:font-size-complex="10pt"/>
    </style:style>
    <style:style style:name="P8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3642b1" officeooo:paragraph-rsid="0034afb3" style:font-size-asian="10pt" style:font-size-complex="10pt"/>
    </style:style>
    <style:style style:name="P82" style:family="paragraph" style:parent-style-name="Heading_20_2" style:list-style-name="">
      <style:paragraph-properties fo:line-height="100%" fo:keep-together="always" fo:hyphenation-ladder-count="no-limit" fo:hyphenation-keep="auto" loext:hyphenation-keep-type="column"/>
      <style:text-properties officeooo:paragraph-rsid="0034afb3" fo:hyphenate="false" loext:hyphenation-no-caps="false" loext:hyphenation-no-last-word="false" loext:hyphenation-word-char-count="no-limit" loext:hyphenation-zone="no-limit"/>
    </style:style>
    <style:style style:name="P83" style:family="paragraph" style:parent-style-name="Heading_20_2" style:master-page-name="">
      <loext:graphic-properties draw:fill="none"/>
      <style:paragraph-properties fo:margin-left="0cm" fo:margin-right="0cm" fo:margin-top="0cm" fo:margin-bottom="0.28cm" style:contextual-spacing="false" fo:line-height="100%" fo:keep-together="always" fo:hyphenation-ladder-count="no-limit" fo:hyphenation-keep="auto" loext:hyphenation-keep-type="column" fo:text-indent="0cm" style:auto-text-indent="false" style:page-number="auto" fo:break-before="page" fo:background-color="transparent" fo:keep-with-next="always"/>
      <style:text-properties officeooo:paragraph-rsid="0034afb3" fo:hyphenate="false" loext:hyphenation-no-caps="false" loext:hyphenation-no-last-word="false" loext:hyphenation-word-char-count="no-limit" loext:hyphenation-zone="no-limit"/>
    </style:style>
    <style:style style:name="P84" style:family="paragraph" style:parent-style-name="Normal">
      <style:text-properties officeooo:paragraph-rsid="0034afb3"/>
    </style:style>
    <style:style style:name="P85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7fcc9" officeooo:paragraph-rsid="0034afb3" fo:hyphenate="false" loext:hyphenation-no-caps="false" loext:hyphenation-no-last-word="false" loext:hyphenation-word-char-count="no-limit" loext:hyphenation-zone="no-limit"/>
    </style:style>
    <style:style style:name="P86" style:family="paragraph" style:parent-style-name="Standard">
      <style:paragraph-properties fo:margin-top="0.3cm" fo:margin-bottom="0.101cm" style:contextual-spacing="false" fo:text-align="center" style:justify-single-word="false"/>
      <style:text-properties fo:font-weight="bold" officeooo:rsid="002ef618" officeooo:paragraph-rsid="0034afb3" style:font-weight-asian="bold" style:font-weight-complex="bold"/>
    </style:style>
    <style:style style:name="P87" style:family="paragraph" style:parent-style-name="Standard">
      <style:paragraph-properties fo:margin-top="0cm" fo:margin-bottom="0cm" style:contextual-spacing="false" fo:text-align="start" style:justify-single-word="false"/>
      <style:text-properties style:font-name="Ubuntu Mono" fo:font-weight="bold" officeooo:rsid="002f5153" officeooo:paragraph-rsid="0034afb3" style:font-weight-asian="bold" style:font-weight-complex="bold"/>
    </style:style>
    <style:style style:name="P8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381e88" officeooo:paragraph-rsid="00381e88" style:font-size-asian="8pt" style:font-weight-asian="bold" style:font-size-complex="8pt" style:font-weight-complex="bold"/>
    </style:style>
    <style:style style:name="P8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38eca8" officeooo:paragraph-rsid="0038eca8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36f3b6" officeooo:paragraph-rsid="0036f3b6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2ef618" officeooo:paragraph-rsid="0034afb3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9pt" officeooo:rsid="002ef618" officeooo:paragraph-rsid="0034afb3" style:font-size-asian="9pt" style:font-size-complex="9pt"/>
    </style:style>
    <style:style style:name="P93" style:family="paragraph" style:parent-style-name="Table_20_Contents">
      <style:paragraph-properties fo:margin-top="0cm" fo:margin-bottom="0cm" style:contextual-spacing="false"/>
      <style:text-properties fo:font-size="9pt" officeooo:rsid="002ef618" officeooo:paragraph-rsid="0034afb3" style:font-size-asian="9pt" style:font-size-complex="9pt"/>
    </style:style>
    <style:style style:name="P94" style:family="paragraph" style:parent-style-name="Standard">
      <style:text-properties officeooo:paragraph-rsid="0034afb3"/>
    </style:style>
    <style:style style:name="P95" style:family="paragraph" style:parent-style-name="Text_20_body" style:list-style-name="L1">
      <style:text-properties officeooo:paragraph-rsid="0034afb3"/>
    </style:style>
    <style:style style:name="P96" style:family="paragraph" style:parent-style-name="Sans_20_interligne">
      <style:paragraph-properties fo:text-align="center" style:justify-single-word="false"/>
      <style:text-properties fo:font-weight="bold" officeooo:paragraph-rsid="0034afb3" style:font-weight-asian="bold" style:font-weight-complex="bold"/>
    </style:style>
    <style:style style:name="P97" style:family="paragraph" style:parent-style-name="Sans_20_interligne">
      <style:paragraph-properties fo:margin-top="0.423cm" fo:margin-bottom="0.423cm" style:contextual-spacing="false"/>
      <style:text-properties officeooo:paragraph-rsid="0034afb3"/>
    </style:style>
    <style:style style:name="P98" style:family="paragraph" style:parent-style-name="Sans_20_interligne">
      <style:text-properties officeooo:paragraph-rsid="0034afb3"/>
    </style:style>
    <style:style style:name="P99" style:family="paragraph" style:parent-style-name="Sans_20_interligne">
      <style:text-properties fo:font-size="6pt" officeooo:paragraph-rsid="0034afb3" style:font-size-asian="5.25pt" style:font-size-complex="6pt"/>
    </style:style>
    <style:style style:name="P100" style:family="paragraph" style:parent-style-name="Sans_20_interligne">
      <style:paragraph-properties fo:margin-top="0.423cm" fo:margin-bottom="0.282cm" style:contextual-spacing="false"/>
      <style:text-properties officeooo:paragraph-rsid="0034afb3"/>
    </style:style>
    <style:style style:name="P101" style:family="paragraph" style:parent-style-name="Normal" style:list-style-name="L1">
      <style:text-properties officeooo:rsid="00296dd5" officeooo:paragraph-rsid="0034afb3"/>
    </style:style>
    <style:style style:name="P102" style:family="paragraph" style:parent-style-name="Normal" style:list-style-name="L1">
      <style:text-properties officeooo:paragraph-rsid="0034afb3"/>
    </style:style>
    <style:style style:name="P103" style:family="paragraph" style:parent-style-name="Table_20_Contents">
      <style:paragraph-properties fo:margin-top="0cm" fo:margin-bottom="0cm" style:contextual-spacing="false" fo:line-height="100%"/>
      <style:text-properties fo:font-size="10pt" officeooo:rsid="002930dd" officeooo:paragraph-rsid="0034afb3" style:font-name-asian="Calibri" style:font-size-asian="10pt" style:font-name-complex="Calibri" style:font-size-complex="10pt"/>
    </style:style>
    <style:style style:name="P10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2dfa92" officeooo:paragraph-rsid="0034afb3"/>
    </style:style>
    <style:style style:name="P10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Ubuntu Mono" officeooo:rsid="002dfa92" officeooo:paragraph-rsid="0034afb3"/>
    </style:style>
    <style:style style:name="P10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Book Antiqua" officeooo:rsid="002dfa92" officeooo:paragraph-rsid="0034afb3"/>
    </style:style>
    <style:style style:name="P10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Ubuntu Mono" officeooo:rsid="002dfa92" officeooo:paragraph-rsid="0036f3b6"/>
    </style:style>
    <style:style style:name="P10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Book Antiqua" officeooo:rsid="0036f3b6" officeooo:paragraph-rsid="0036f3b6"/>
    </style:style>
    <style:style style:name="P109" style:family="paragraph" style:parent-style-name="Table_20_Contents">
      <style:paragraph-properties fo:margin-top="0cm" fo:margin-bottom="0cm" style:contextual-spacing="false" fo:line-height="100%"/>
      <style:text-properties fo:font-size="9pt" officeooo:paragraph-rsid="0034afb3" style:font-name-asian="Calibri" style:font-size-asian="9pt" style:font-name-complex="Calibri" style:font-size-complex="9pt"/>
    </style:style>
    <style:style style:name="P11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officeooo:rsid="002930dd" officeooo:paragraph-rsid="0034afb3" style:font-name-asian="Calibri" style:font-size-asian="9pt" style:font-name-complex="Calibri" style:font-size-complex="9pt"/>
    </style:style>
    <style:style style:name="P111" style:family="paragraph" style:parent-style-name="Table_20_Contents">
      <style:paragraph-properties fo:margin-top="0cm" fo:margin-bottom="0cm" style:contextual-spacing="false" fo:line-height="100%"/>
      <style:text-properties fo:font-size="2pt" officeooo:paragraph-rsid="0034afb3" style:font-name-asian="Calibri" style:font-size-asian="2pt" style:font-name-complex="Calibri" style:font-size-complex="2pt"/>
    </style:style>
    <style:style style:name="P112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34afb3" style:font-name-asian="Calibri" style:font-size-asian="10pt" style:font-name-complex="Calibri" style:font-size-complex="10pt"/>
    </style:style>
    <style:style style:name="T1" style:family="text">
      <style:text-properties officeooo:rsid="002c11f4"/>
    </style:style>
    <style:style style:name="T2" style:family="text">
      <style:text-properties officeooo:rsid="0034af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ef3e"/>
    </style:style>
    <style:style style:name="T5" style:family="text">
      <style:text-properties officeooo:rsid="00262286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2f5153"/>
    </style:style>
    <style:style style:name="T8" style:family="text">
      <style:text-properties fo:font-weight="bold" officeooo:rsid="002c11f4" style:font-weight-asian="bold" style:font-weight-complex="bold"/>
    </style:style>
    <style:style style:name="T9" style:family="text">
      <style:text-properties officeooo:rsid="0031d9c3"/>
    </style:style>
    <style:style style:name="T10" style:family="text">
      <style:text-properties officeooo:rsid="002dc1ef"/>
    </style:style>
    <style:style style:name="T11" style:family="text">
      <style:text-properties officeooo:rsid="00322aec"/>
    </style:style>
    <style:style style:name="T12" style:family="text">
      <style:text-properties officeooo:rsid="00296dd5"/>
    </style:style>
    <style:style style:name="T13" style:family="text">
      <style:text-properties officeooo:rsid="002dfa92"/>
    </style:style>
    <style:style style:name="T14" style:family="text">
      <style:text-properties officeooo:rsid="0030b081"/>
    </style:style>
    <style:style style:name="T15" style:family="text">
      <style:text-properties officeooo:rsid="00286472"/>
    </style:style>
    <style:style style:name="T16" style:family="text">
      <style:text-properties fo:font-weight="bold" officeooo:rsid="00286472" style:font-weight-asian="bold" style:font-weight-complex="bold"/>
    </style:style>
    <style:style style:name="T17" style:family="text">
      <style:text-properties fo:font-weight="bold" officeooo:rsid="00296dd5" style:font-weight-asian="bold" style:font-weight-complex="bold"/>
    </style:style>
    <style:style style:name="T18" style:family="text">
      <style:text-properties style:font-name="Ubuntu Mono" fo:font-weight="bold" officeooo:rsid="0027fcc9" style:font-weight-asian="bold" style:font-weight-complex="bold"/>
    </style:style>
    <style:style style:name="T19" style:family="text">
      <style:text-properties style:font-name="Ubuntu Mono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2f5153" style:font-weight-asian="bold" style:font-weight-complex="bold"/>
    </style:style>
    <style:style style:name="T21" style:family="text">
      <style:text-properties style:font-name="Ubuntu Mono" fo:font-weight="bold" officeooo:rsid="0030b081" style:font-weight-asian="bold" style:font-weight-complex="bold"/>
    </style:style>
    <style:style style:name="T22" style:family="text">
      <style:text-properties style:font-name="Ubuntu Mono" fo:font-weight="bold" officeooo:rsid="00286472" style:font-weight-asian="bold" style:font-weight-complex="bold"/>
    </style:style>
    <style:style style:name="T23" style:family="text">
      <style:text-properties style:font-name="Ubuntu Mono" fo:font-weight="bold" officeooo:rsid="002dfa92" style:font-weight-asian="bold" style:font-weight-complex="bold"/>
    </style:style>
    <style:style style:name="T24" style:family="text">
      <style:text-properties style:font-name="Ubuntu Mono" fo:font-weight="bold" officeooo:rsid="00381e88" style:font-weight-asian="bold" style:font-weight-complex="bold"/>
    </style:style>
    <style:style style:name="T25" style:family="text">
      <style:text-properties officeooo:rsid="003642b1"/>
    </style:style>
    <style:style style:name="T26" style:family="text">
      <style:text-properties officeooo:rsid="0036f3b6"/>
    </style:style>
    <style:style style:name="T27" style:family="text">
      <style:text-properties officeooo:rsid="0038eca8"/>
    </style:style>
    <style:style style:name="T28" style:family="text">
      <style:text-properties officeooo:rsid="00402e0b"/>
    </style:style>
    <style:style style:name="T29" style:family="text">
      <style:text-properties officeooo:rsid="00381e88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n°<text:span text:style-name="T1">4</text:span> – Les Tableaux <text:span text:style-name="T2">(Groupe 1)</text:span></text:h>
      <text:h text:style-name="Heading_20_2" text:outline-level="2">Exercice 1</text:h>
      <text:p text:style-name="P2">Soient les tableaux suivants. </text:p>
      <text:p text:style-name="P2">Indiquer si le contenu de chacun de ces tableaux est <text:span text:style-name="T3">correct</text:span> ou <text:span text:style-name="T3">incorrect</text:span>. P<text:span text:style-name="T4">uis, e</text:span>xpliquer l'erreur si le contenu <text:span text:style-name="T5">du tableau</text:span> est <text:span text:style-name="T6">incorrect</text:span>, <text:span text:style-name="T4">ou</text:span><text:span text:style-name="T5"> donner l</text:span><text:span text:style-name="T1">'algorithme qui permet d'afficher le contenu du tab</text:span><text:span text:style-name="T7">l</text:span><text:span text:style-name="T1">eau</text:span>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column table:style-name="Tableau2.B" table:number-columns-repeated="2"/>
              <table:table-column table:style-name="Tableau2.D"/>
              <table:table-row>
                <table:table-cell table:style-name="Tableau2.A1" office:value-type="string">
                  <text:p text:style-name="P3">t1</text:p>
                </table:table-cell>
                <table:table-cell table:style-name="Tableau2.B1" office:value-type="string">
                  <text:p text:style-name="P4">"<text:span text:style-name="T1">Andromède</text:span>"</text:p>
                </table:table-cell>
                <table:table-cell table:style-name="Tableau2.B1" office:value-type="string">
                  <text:p text:style-name="P4">"<text:span text:style-name="T1">Voie Lactée</text:span>"</text:p>
                </table:table-cell>
                <table:table-cell table:style-name="Tableau2.D1" office:value-type="string">
                  <text:p text:style-name="P5">"Galaxie de moulinet"</text:p>
                </table:table-cell>
              </table:table-row>
              <table:table-row>
                <table:table-cell table:style-name="Tableau2.A1" office:value-type="string">
                  <text:p text:style-name="P6"/>
                </table:table-cell>
                <table:table-cell table:style-name="Tableau2.A1" office:value-type="string">
                  <text:p text:style-name="P4"><text:span text:style-name="T1">1</text:span>0</text:p>
                </table:table-cell>
                <table:table-cell table:style-name="Tableau2.A1" office:value-type="string">
                  <text:p text:style-name="P4"><text:span text:style-name="T1">1</text:span>1</text:p>
                </table:table-cell>
                <table:table-cell table:style-name="Tableau2.A1" office:value-type="string">
                  <text:p text:style-name="P4"><text:span text:style-name="T1">1</text:span>2</text:p>
                </table:table-cell>
              </table:table-row>
            </table:table>
            <text:p text:style-name="P7"/>
          </table:table-cell>
          <table:table-cell table:style-name="Tableau1.A1" office:value-type="string">
            <table:table table:name="Tableau3" table:style-name="Tableau3">
              <table:table-column table:style-name="Tableau3.A"/>
              <table:table-column table:style-name="Tableau3.B" table:number-columns-repeated="2"/>
              <table:table-column table:style-name="Tableau3.D"/>
              <table:table-column table:style-name="Tableau3.B"/>
              <table:table-column table:style-name="Tableau3.F"/>
              <table:table-row>
                <table:table-cell table:style-name="Tableau3.A1" office:value-type="string">
                  <text:p text:style-name="P3">t2</text:p>
                </table:table-cell>
                <table:table-cell table:style-name="Tableau3.B1" office:value-type="string">
                  <text:p text:style-name="P8">1</text:p>
                </table:table-cell>
                <table:table-cell table:style-name="Tableau3.B1" office:value-type="string">
                  <text:p text:style-name="P8">0</text:p>
                </table:table-cell>
                <table:table-cell table:style-name="Tableau3.B1" office:value-type="string">
                  <text:p text:style-name="P8">1</text:p>
                </table:table-cell>
                <table:table-cell table:style-name="Tableau3.B1" office:value-type="string">
                  <text:p text:style-name="P8">3</text:p>
                </table:table-cell>
                <table:table-cell table:style-name="Tableau3.F1" office:value-type="string">
                  <text:p text:style-name="P8">5</text:p>
                </table:table-cell>
              </table:table-row>
              <table:table-row>
                <table:table-cell table:style-name="Tableau3.A1" office:value-type="string">
                  <text:p text:style-name="P9"/>
                </table:table-cell>
                <table:table-cell table:style-name="Tableau3.A1" office:value-type="string">
                  <text:p text:style-name="P5">1.0</text:p>
                </table:table-cell>
                <table:table-cell table:style-name="Tableau3.A1" office:value-type="string">
                  <text:p text:style-name="P5">2.0</text:p>
                </table:table-cell>
                <table:table-cell table:style-name="Tableau3.A1" office:value-type="string">
                  <text:p text:style-name="P5">3.0</text:p>
                </table:table-cell>
                <table:table-cell table:style-name="Tableau3.A1" office:value-type="string">
                  <text:p text:style-name="P5">4.0</text:p>
                </table:table-cell>
                <table:table-cell table:style-name="Tableau3.A1" office:value-type="string">
                  <text:p text:style-name="P5">5.0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au1.A2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table:style-name="Tableau9.A1" office:value-type="string">
                  <text:p text:style-name="P11">Correct</text:p>
                </table:table-cell>
                <table:table-cell office:value-type="string">
                  <text:p text:style-name="P12">/</text:p>
                </table:table-cell>
                <table:table-cell office:value-type="string">
                  <text:p text:style-name="P13">Incorrect</text:p>
                </table:table-cell>
              </table:table-row>
            </table:table>
          </table:table-cell>
          <table:table-cell table:style-name="Tableau1.A2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row>
                <table:table-cell office:value-type="string">
                  <text:p text:style-name="P13">Correct</text:p>
                </table:table-cell>
                <table:table-cell office:value-type="string">
                  <text:p text:style-name="P12">/</text:p>
                </table:table-cell>
                <table:table-cell table:style-name="Tableau10.C1" office:value-type="string">
                  <text:p text:style-name="P11">Incorrect</text:p>
                </table:table-cell>
              </table:table-row>
            </table:table>
          </table:table-cell>
        </table:table-row>
        <table:table-row>
          <table:table-cell table:style-name="Tableau1.A3" office:value-type="string">
            <text:p text:style-name="P14">Réponse : </text:p>
            <text:p text:style-name="Preformatted">Pour i de <text:span text:style-name="T1">1</text:span>0 à <text:span text:style-name="T1">1</text:span>2 Faire</text:p>
            <text:p text:style-name="Preformatted"><text:s text:c="2"/><text:span text:style-name="T1">Écrire(t1[i])</text:span></text:p>
            <text:p text:style-name="P15">Fin Pour</text:p>
          </table:table-cell>
          <table:table-cell table:style-name="Tableau1.A3" office:value-type="string">
            <text:p text:style-name="P16">Réponse : </text:p>
            <text:p text:style-name="P17"><text:span text:style-name="T1">Un tableau permet de stocker plusieurs données de </text:span><text:span text:style-name="T8">même type</text:span><text:span text:style-name="T1">. </text:span>Les <text:span text:style-name="T3">indices</text:span> d'un tableau <text:span text:style-name="T1">doivent</text:span> être de <text:span text:style-name="T3">type scalaire </text:span>(entier, caractère ou booléen) <text:span text:style-name="T1">et doivent être </text:span><text:span text:style-name="T8">consécutifs</text:span>.</text:p>
            <text:p text:style-name="P18">Les indices d<text:span text:style-name="T9">u</text:span> tableau ne peuvent pas être de type réel.</text:p>
          </table:table-cell>
        </table:table-row>
        <table:table-row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 table:number-columns-repeated="6"/>
              <table:table-column table:style-name="Tableau4.H"/>
              <table:table-row>
                <table:table-cell table:style-name="Tableau4.A1" office:value-type="string">
                  <text:p text:style-name="P19">t3</text:p>
                </table:table-cell>
                <table:table-cell table:style-name="Tableau4.B1" office:value-type="string">
                  <text:p text:style-name="P8">10.4 <text:s text:c="20"/></text:p>
                </table:table-cell>
                <table:table-cell table:style-name="Tableau4.B1" office:value-type="string">
                  <text:p text:style-name="P8">1.5 <text:s/></text:p>
                </table:table-cell>
                <table:table-cell table:style-name="Tableau4.B1" office:value-type="string">
                  <text:p text:style-name="P8">3.8 <text:s/></text:p>
                </table:table-cell>
                <table:table-cell table:style-name="Tableau4.B1" office:value-type="string">
                  <text:p text:style-name="P8">4.1 </text:p>
                </table:table-cell>
                <table:table-cell table:style-name="Tableau4.B1" office:value-type="string">
                  <text:p text:style-name="P8">14.2 </text:p>
                </table:table-cell>
                <table:table-cell table:style-name="Tableau4.B1" office:value-type="string">
                  <text:p text:style-name="P8">1.0 </text:p>
                </table:table-cell>
                <table:table-cell table:style-name="Tableau4.H1" office:value-type="string">
                  <text:p text:style-name="P8">3.0</text:p>
                </table:table-cell>
              </table:table-row>
              <table:table-row>
                <table:table-cell table:style-name="Tableau4.A1" office:value-type="string">
                  <text:p text:style-name="P20"/>
                </table:table-cell>
                <table:table-cell table:style-name="Tableau4.A1" office:value-type="string">
                  <text:p text:style-name="P5">"A"</text:p>
                </table:table-cell>
                <table:table-cell table:style-name="Tableau4.A1" office:value-type="string">
                  <text:p text:style-name="P5">"B"</text:p>
                </table:table-cell>
                <table:table-cell table:style-name="Tableau4.A1" office:value-type="string">
                  <text:p text:style-name="P5">"C"</text:p>
                </table:table-cell>
                <table:table-cell table:style-name="Tableau4.A1" office:value-type="string">
                  <text:p text:style-name="P5">"D"</text:p>
                </table:table-cell>
                <table:table-cell table:style-name="Tableau4.A1" office:value-type="string">
                  <text:p text:style-name="P5">"E"</text:p>
                </table:table-cell>
                <table:table-cell table:style-name="Tableau4.A1" office:value-type="string">
                  <text:p text:style-name="P5">"F"</text:p>
                </table:table-cell>
                <table:table-cell table:style-name="Tableau4.A1" office:value-type="string">
                  <text:p text:style-name="P5">"G"</text:p>
                </table:table-cell>
              </table:table-row>
            </table:table>
            <text:p text:style-name="P21"/>
          </table:table-cell>
          <table:table-cell table:style-name="Tableau1.A1" office:value-type="string">
            <table:table table:name="Tableau17" table:style-name="Tableau17">
              <table:table-column table:style-name="Tableau17.A"/>
              <table:table-column table:style-name="Tableau17.B" table:number-columns-repeated="5"/>
              <table:table-column table:style-name="Tableau17.G"/>
              <table:table-row>
                <table:table-cell table:style-name="Tableau17.A1" office:value-type="string">
                  <text:p text:style-name="P22">t<text:span text:style-name="T5">4</text:span></text:p>
                </table:table-cell>
                <table:table-cell table:style-name="Tableau17.B1" office:value-type="string">
                  <text:p text:style-name="P8">51.0</text:p>
                </table:table-cell>
                <table:table-cell table:style-name="Tableau17.B1" office:value-type="string">
                  <text:p text:style-name="P8">41.0</text:p>
                </table:table-cell>
                <table:table-cell table:style-name="Tableau17.B1" office:value-type="string">
                  <text:p text:style-name="P8">61.0</text:p>
                </table:table-cell>
                <table:table-cell table:style-name="Tableau17.B1" office:value-type="string">
                  <text:p text:style-name="P8">31.0</text:p>
                </table:table-cell>
                <table:table-cell table:style-name="Tableau17.B1" office:value-type="string">
                  <text:p text:style-name="P8">11.0</text:p>
                </table:table-cell>
                <table:table-cell table:style-name="Tableau17.G1" office:value-type="string">
                  <text:p text:style-name="P8">71.0</text:p>
                </table:table-cell>
              </table:table-row>
              <table:table-row>
                <table:table-cell table:style-name="Tableau17.A1" office:value-type="string">
                  <text:p text:style-name="P20"/>
                </table:table-cell>
                <table:table-cell table:style-name="Tableau17.A1" office:value-type="string">
                  <text:p text:style-name="P8">10</text:p>
                </table:table-cell>
                <table:table-cell table:style-name="Tableau17.A1" office:value-type="string">
                  <text:p text:style-name="P23">10</text:p>
                </table:table-cell>
                <table:table-cell table:style-name="Tableau17.A1" office:value-type="string">
                  <text:p text:style-name="P23">11</text:p>
                </table:table-cell>
                <table:table-cell table:style-name="Tableau17.A1" office:value-type="string">
                  <text:p text:style-name="P23">11</text:p>
                </table:table-cell>
                <table:table-cell table:style-name="Tableau17.A1" office:value-type="string">
                  <text:p text:style-name="P23">12</text:p>
                </table:table-cell>
                <table:table-cell table:style-name="Tableau17.A1" office:value-type="string">
                  <text:p text:style-name="P23">12</text:p>
                </table:table-cell>
              </table:table-row>
            </table:table>
            <text:p text:style-name="P21"/>
          </table:table-cell>
        </table:table-row>
        <table:table-row>
          <table:table-cell table:style-name="Tableau1.A2" office:value-type="string">
            <text:p text:style-name="P12">Correct / Incorrect</text:p>
          </table:table-cell>
          <table:table-cell table:style-name="Tableau1.A2" office:value-type="string">
            <text:p text:style-name="P12">Correct / Incorrect</text:p>
          </table:table-cell>
        </table:table-row>
        <table:table-row>
          <table:table-cell table:style-name="Tableau1.A6" office:value-type="string">
            <text:p text:style-name="P16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A3" office:value-type="string">
            <text:p text:style-name="P16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au1.A1" office:value-type="string">
            <table:table table:name="Tableau18" table:style-name="Tableau18">
              <table:table-column table:style-name="Tableau18.A"/>
              <table:table-column table:style-name="Tableau18.B"/>
              <table:table-column table:style-name="Tableau18.C"/>
              <table:table-row>
                <table:table-cell table:style-name="Tableau18.A1" office:value-type="string">
                  <text:p text:style-name="P22">t<text:span text:style-name="T5">5</text:span></text:p>
                </table:table-cell>
                <table:table-cell table:style-name="Tableau18.B1" office:value-type="string">
                  <text:p text:style-name="P23">1000000</text:p>
                </table:table-cell>
                <table:table-cell table:style-name="Tableau18.C1" office:value-type="string">
                  <text:p text:style-name="P23">500000</text:p>
                </table:table-cell>
              </table:table-row>
              <table:table-row>
                <table:table-cell table:style-name="Tableau18.A1" office:value-type="string">
                  <text:p text:style-name="P20"/>
                </table:table-cell>
                <table:table-cell table:style-name="Tableau18.A1" office:value-type="string">
                  <text:p text:style-name="P8">Faux</text:p>
                </table:table-cell>
                <table:table-cell table:style-name="Tableau18.A1" office:value-type="string">
                  <text:p text:style-name="P8">Vrai</text:p>
                </table:table-cell>
              </table:table-row>
            </table:table>
            <text:p text:style-name="P21"/>
          </table:table-cell>
          <table:table-cell table:style-name="Tableau1.A1" office:value-type="string">
            <table:table table:name="Tableau19" table:style-name="Tableau19">
              <table:table-column table:style-name="Tableau19.A"/>
              <table:table-column table:style-name="Tableau19.B" table:number-columns-repeated="6"/>
              <table:table-column table:style-name="Tableau19.H"/>
              <table:table-row>
                <table:table-cell table:style-name="Tableau19.A1" office:value-type="string">
                  <text:p text:style-name="P22">t<text:span text:style-name="T5">6</text:span></text:p>
                </table:table-cell>
                <table:table-cell table:style-name="Tableau19.B1" office:value-type="string">
                  <text:p text:style-name="P23">"A"</text:p>
                </table:table-cell>
                <table:table-cell table:style-name="Tableau19.B1" office:value-type="string">
                  <text:p text:style-name="P23">"B"</text:p>
                </table:table-cell>
                <table:table-cell table:style-name="Tableau19.B1" office:value-type="string">
                  <text:p text:style-name="P23">"C"</text:p>
                </table:table-cell>
                <table:table-cell table:style-name="Tableau19.B1" office:value-type="string">
                  <text:p text:style-name="P23">"D"</text:p>
                </table:table-cell>
                <table:table-cell table:style-name="Tableau19.B1" office:value-type="string">
                  <text:p text:style-name="P23">"E"</text:p>
                </table:table-cell>
                <table:table-cell table:style-name="Tableau19.B1" office:value-type="string">
                  <text:p text:style-name="P23">"F"</text:p>
                </table:table-cell>
                <table:table-cell table:style-name="Tableau19.H1" office:value-type="string">
                  <text:p text:style-name="P23">"G"</text:p>
                </table:table-cell>
              </table:table-row>
              <table:table-row>
                <table:table-cell table:style-name="Tableau19.A1" office:value-type="string">
                  <text:p text:style-name="P20"/>
                </table:table-cell>
                <table:table-cell table:style-name="Tableau19.A1" office:value-type="string">
                  <text:p text:style-name="P24">-<text:span text:style-name="T10">7</text:span></text:p>
                </table:table-cell>
                <table:table-cell table:style-name="Tableau19.A1" office:value-type="string">
                  <text:p text:style-name="P24">-<text:span text:style-name="T10">6</text:span></text:p>
                </table:table-cell>
                <table:table-cell table:style-name="Tableau19.A1" office:value-type="string">
                  <text:p text:style-name="P24">-<text:span text:style-name="T10">5</text:span></text:p>
                </table:table-cell>
                <table:table-cell table:style-name="Tableau19.A1" office:value-type="string">
                  <text:p text:style-name="P24">-<text:span text:style-name="T10">4</text:span></text:p>
                </table:table-cell>
                <table:table-cell table:style-name="Tableau19.A1" office:value-type="string">
                  <text:p text:style-name="P24">-<text:span text:style-name="T10">3</text:span></text:p>
                </table:table-cell>
                <table:table-cell table:style-name="Tableau19.A1" office:value-type="string">
                  <text:p text:style-name="P24">-<text:span text:style-name="T10">2</text:span></text:p>
                </table:table-cell>
                <table:table-cell table:style-name="Tableau19.A1" office:value-type="string">
                  <text:p text:style-name="P24">-<text:span text:style-name="T10">1</text:span></text:p>
                </table:table-cell>
              </table:table-row>
            </table:table>
            <text:p text:style-name="P21"/>
          </table:table-cell>
        </table:table-row>
        <table:table-row>
          <table:table-cell table:style-name="Tableau1.A2" office:value-type="string">
            <text:p text:style-name="P12">Correct / Incorrect</text:p>
          </table:table-cell>
          <table:table-cell table:style-name="Tableau1.A2" office:value-type="string">
            <text:p text:style-name="P12">Correct / Incorrect</text:p>
          </table:table-cell>
        </table:table-row>
        <table:table-row>
          <table:table-cell table:style-name="Tableau1.A6" office:value-type="string">
            <text:p text:style-name="P16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A3" office:value-type="string">
            <text:p text:style-name="P16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h text:style-name="Heading_20_2" text:outline-level="2"><text:soft-page-break/><text:span text:style-name="T4">E</text:span>xercice 2</text:h>
      <text:p text:style-name="Normal">Soit la séquence d'instructions suivante 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5">Algorithme Inconnu</text:p>
            <text:p text:style-name="P25">Début</text:p>
            <text:p text:style-name="P25"><text:s text:c="2"/><text:span text:style-name="T3">// Étape 1</text:span></text:p>
            <text:p text:style-name="P25"><text:s text:c="2"/>Répéter</text:p>
            <text:p text:style-name="P25"><text:s text:c="4"/>Écrire("n ? ") ; Lire(n)</text:p>
            <text:p text:style-name="P25"><text:s text:c="2"/>Jusqu'à <text:span text:style-name="T10">(30</text:span> &gt; n &gt; <text:span text:style-name="T11">1</text:span><text:span text:style-name="T10">) et (n mod 3 = 0)</text:span></text:p>
            <text:p text:style-name="P25"><text:s text:c="2"/><text:span text:style-name="T3">// Étape 2</text:span></text:p>
            <text:p text:style-name="P25"><text:s text:c="2"/>Pour i de 0 à n-1 Faire <text:span text:style-name="T10">[pas=3]</text:span></text:p>
            <text:p text:style-name="P26"><text:s text:c="4"/><text:span text:style-name="T12">Répéter</text:span></text:p>
            <text:p text:style-name="P26"><text:s text:c="6"/>Écrire("<text:span text:style-name="T10">t</text:span>[", i, "] ? ");Lire(t[i])</text:p>
            <text:p text:style-name="P26"><text:s text:c="4"/><text:span text:style-name="T12">Jusqu'à (-50 ≤ t[i] ≤ 50)</text:span></text:p>
            <text:p text:style-name="P27"><text:s text:c="4"/><text:span text:style-name="T10">t[i + 1] ← t[i] div 2</text:span></text:p>
            <text:p text:style-name="P28"><text:s text:c="4"/>t[i + 2] ← t[i] div 3 </text:p>
            <text:p text:style-name="P25"><text:s text:c="2"/>Fin Pour</text:p>
            <text:p text:style-name="P25"><text:s text:c="2"/><text:span text:style-name="T3">// Étape 3</text:span></text:p>
            <text:p text:style-name="P25"><text:s text:c="2"/><text:span text:style-name="T10">i</text:span> ← 0</text:p>
            <text:p text:style-name="P25"><text:s text:c="2"/><text:span text:style-name="T10">n1</text:span> ← <text:span text:style-name="T10">0</text:span></text:p>
            <text:p text:style-name="P25"><text:s text:c="2"/><text:span text:style-name="T13">n2 ← n div 3</text:span></text:p>
            <text:p text:style-name="P25"><text:s text:c="2"/><text:span text:style-name="T10">Tant Que i &lt; n Faire</text:span></text:p>
            <text:p text:style-name="P25"><text:s text:c="4"/><text:span text:style-name="T10">t2[n1] ← t[i]</text:span></text:p>
            <text:p text:style-name="P29"><text:s text:c="4"/><text:span text:style-name="T10">t3[n</text:span><text:span text:style-name="T13">2</text:span><text:span text:style-name="T10">-</text:span><text:span text:style-name="T7">n1</text:span><text:span text:style-name="T10">-</text:span><text:span text:style-name="T7">1</text:span><text:span text:style-name="T10">] ← t[i+</text:span><text:span text:style-name="T14">1</text:span><text:span text:style-name="T10">]</text:span><text:span text:style-name="T14">*</text:span><text:span text:style-name="T10">t[i+2]</text:span></text:p>
            <text:p text:style-name="P25"><text:s text:c="4"/><text:span text:style-name="T10">i ← i + 3</text:span></text:p>
            <text:p text:style-name="P25"><text:s text:c="4"/><text:span text:style-name="T10">n1 ← n1 + 1</text:span></text:p>
            <text:p text:style-name="P25"><text:s text:c="2"/><text:span text:style-name="T15">Fin </text:span><text:span text:style-name="T10">Tant Que</text:span></text:p>
            <text:p text:style-name="P26"><text:s text:c="2"/><text:span text:style-name="T3">// </text:span><text:span text:style-name="T16">Étape 4</text:span></text:p>
            <text:p text:style-name="P26"><text:s text:c="2"/><text:span text:style-name="T15">Pour i de 0 à </text:span><text:span text:style-name="T12">n</text:span><text:span text:style-name="T13">2-1</text:span><text:span text:style-name="T15"> Faire</text:span></text:p>
            <text:p text:style-name="P26"><text:s text:c="4"/><text:span text:style-name="T15">Écrire(t2[i])</text:span></text:p>
            <text:p text:style-name="P26"><text:s text:c="2"/><text:span text:style-name="T15">Fin Pour</text:span></text:p>
            <text:p text:style-name="P25"><text:s text:c="2"/><text:span text:style-name="T3">// </text:span><text:span text:style-name="T16">Étape </text:span><text:span text:style-name="T17">5</text:span></text:p>
            <text:p text:style-name="P25"><text:s text:c="2"/><text:span text:style-name="T15">Pour i de 0 à </text:span><text:span text:style-name="T13">n2-1</text:span><text:span text:style-name="T15"> Faire</text:span></text:p>
            <text:p text:style-name="P25"><text:s text:c="4"/><text:span text:style-name="T15">Écrire(t</text:span><text:span text:style-name="T13">3</text:span><text:span text:style-name="T15">[i])</text:span></text:p>
            <text:p text:style-name="P25"><text:s text:c="2"/><text:span text:style-name="T15">Fin Pour</text:span> </text:p>
            <text:p text:style-name="P25">Fin</text:p>
            <text:p text:style-name="P30">Trace d'exécution de la question n°3</text:p>
            <text:p text:style-name="P31">n2 = ………………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 table:number-columns-repeated="3"/>
              <table:table-column table:style-name="Tableau6.F" table:number-columns-repeated="2"/>
              <table:table-column table:style-name="Tableau6.H"/>
              <table:table-row table:style-name="Tableau6.1">
                <table:table-cell table:style-name="Tableau6.A1" office:value-type="string">
                  <text:p text:style-name="P32">n1</text:p>
                </table:table-cell>
                <table:table-cell table:style-name="Tableau6.A1" office:value-type="string">
                  <text:p text:style-name="P33">n2-n1-1</text:p>
                </table:table-cell>
                <table:table-cell table:style-name="Tableau6.A1" office:value-type="string">
                  <text:p text:style-name="P32">i</text:p>
                </table:table-cell>
                <table:table-cell table:style-name="Tableau6.A1" office:value-type="string">
                  <text:p text:style-name="P32">i&lt;n</text:p>
                </table:table-cell>
                <table:table-cell table:style-name="Tableau6.A1" office:value-type="string">
                  <text:p text:style-name="P32">t[i]</text:p>
                </table:table-cell>
                <table:table-cell table:style-name="Tableau6.A1" office:value-type="string">
                  <text:p text:style-name="P32">t[i+<text:span text:style-name="T14">1</text:span>]</text:p>
                </table:table-cell>
                <table:table-cell table:style-name="Tableau6.A1" office:value-type="string">
                  <text:p text:style-name="P34">t[i+<text:span text:style-name="T14">2</text:span>]</text:p>
                </table:table-cell>
                <table:table-cell table:style-name="Tableau6.H1" office:value-type="string">
                  <text:p text:style-name="P35"/>
                </table:table-cell>
              </table:table-row>
              <table:table-row table:style-name="Tableau6.2"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H2" office:value-type="string">
                  <text:p text:style-name="P36"/>
                </table:table-cell>
              </table:table-row>
              <table:table-row table:style-name="Tableau6.2"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H2" office:value-type="string">
                  <text:p text:style-name="P36"/>
                </table:table-cell>
              </table:table-row>
              <table:table-row table:style-name="Tableau6.2"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H2" office:value-type="string">
                  <text:p text:style-name="P36"/>
                </table:table-cell>
              </table:table-row>
              <table:table-row table:style-name="Tableau6.2"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H2" office:value-type="string">
                  <text:p text:style-name="P36"/>
                </table:table-cell>
              </table:table-row>
              <table:table-row table:style-name="Tableau6.2"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A2" office:value-type="string">
                  <text:p text:style-name="P36"/>
                </table:table-cell>
                <table:table-cell table:style-name="Tableau6.H2" office:value-type="string">
                  <text:p text:style-name="P36"/>
                </table:table-cell>
              </table:table-row>
            </table:table>
            <text:p text:style-name="Standard"/>
          </table:table-cell>
          <table:table-cell table:style-name="Tableau5.B1" office:value-type="string">
            <text:list text:style-name="L1">
              <text:list-item>
                <text:p text:style-name="P37">Compléter le <text:span text:style-name="T3">TDO</text:span> et le <text:span text:style-name="T3">TDNT</text:span> relatifs à cette séquence.</text:p>
              </text:list-item>
            </text:list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38">Objet</text:p>
                </table:table-cell>
                <table:table-cell table:style-name="Tableau7.A1" office:value-type="string">
                  <text:p text:style-name="P38">Type/Nature</text:p>
                </table:table-cell>
              </table:table-row>
              <table:table-row>
                <table:table-cell table:style-name="Tableau7.A1" office:value-type="string">
                  <text:p text:style-name="P39"/>
                  <text:p text:style-name="P39"/>
                </table:table-cell>
                <table:table-cell table:style-name="Tableau7.A1" office:value-type="string">
                  <text:p text:style-name="Sans_20_interligne"/>
                </table:table-cell>
              </table:table-row>
              <table:table-row>
                <table:table-cell table:style-name="Tableau7.A3" table:number-columns-spanned="2" office:value-type="string">
                  <text:p text:style-name="P40"/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38">TDNT</text:p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41"/>
                </table:table-cell>
                <table:covered-table-cell/>
              </table:table-row>
            </table:table>
            <text:list text:continue-numbering="true" text:style-name="L1">
              <text:list-item>
                <text:p text:style-name="P42">Donner le rôle de l'<text:span text:style-name="T18">Étape </text:span><text:span text:style-name="T19">1</text:span>  et de l'<text:span text:style-name="T18">Étape </text:span><text:span text:style-name="T19">2 </text:span>?</text:p>
                <text:p text:style-name="P43"><text:span text:style-name="T20">Étape 1 : </text:span>…………………………………………</text:p>
                <text:p text:style-name="P43">……………………………………………………</text:p>
                <text:p text:style-name="P43">……………………………………………………</text:p>
                <text:p text:style-name="P43"><text:span text:style-name="T20">Étape 2 : </text:span>…………………………………………</text:p>
                <text:p text:style-name="P43">……………………………………………………</text:p>
                <text:p text:style-name="P43">……………………………………………………</text:p>
                <text:p text:style-name="P43">……………………………………………………</text:p>
                <text:p text:style-name="P43">……………………………………………………</text:p>
                <text:p text:style-name="P43">……………………………………………………</text:p>
                <text:p text:style-name="P43">……………………………………………………</text:p>
              </text:list-item>
              <text:list-item>
                <text:p text:style-name="P44"><text:span text:style-name="T14">Compléter le tableau t, d'après l'</text:span><text:span text:style-name="T18">Étape </text:span><text:span text:style-name="T21">2</text:span><text:span text:style-name="T14">.</text:span></text:p>
              </text:list-item>
              <text:list-item>
                <text:p text:style-name="P44">Indiquer le contenu d<text:span text:style-name="T14">e</text:span><text:span text:style-name="T13"> </text:span><text:span text:style-name="Police_20_par_20_défaut"><text:span text:style-name="T19">t</text:span></text:span><text:span text:style-name="Police_20_par_20_défaut"><text:span text:style-name="T22">2</text:span></text:span> <text:span text:style-name="T13">et </text:span><text:span text:style-name="T23">t3</text:span><text:span text:style-name="T13"> </text:span>après l'exécution d<text:span text:style-name="T14">e l'</text:span><text:span text:style-name="T18">Étape 3</text:span> <text:span text:style-name="T15">pour </text:span><text:span text:style-name="T22">n = </text:span><text:span text:style-name="T23">9</text:span><text:span text:style-name="T15"> et les valeurs suivantes du tableau </text:span><text:span text:style-name="T22">t</text:span>.</text:p>
              </text:list-item>
            </text:list>
            <table:table table:name="Tableau8" table:style-name="Tableau8">
              <table:table-column table:style-name="Tableau8.A"/>
              <table:table-column table:style-name="Tableau8.B" table:number-columns-repeated="8"/>
              <table:table-column table:style-name="Tableau8.J"/>
              <table:table-row>
                <table:table-cell table:style-name="Tableau8.A1" office:value-type="string">
                  <text:p text:style-name="P45">t</text:p>
                </table:table-cell>
                <table:table-cell table:style-name="Tableau8.B1" office:value-type="string">
                  <text:p text:style-name="P46">15</text:p>
                </table:table-cell>
                <table:table-cell table:style-name="Tableau8.B1" office:value-type="string">
                  <text:p text:style-name="P47">………</text:p>
                </table:table-cell>
                <table:table-cell table:style-name="Tableau8.B1" office:value-type="string">
                  <text:p text:style-name="P47">………</text:p>
                </table:table-cell>
                <table:table-cell table:style-name="Tableau8.B1" office:value-type="string">
                  <text:p text:style-name="P46">-<text:span text:style-name="T9">10</text:span></text:p>
                </table:table-cell>
                <table:table-cell table:style-name="Tableau8.B1" office:value-type="string">
                  <text:p text:style-name="P48">-<text:span text:style-name="T9">5</text:span></text:p>
                </table:table-cell>
                <table:table-cell table:style-name="Tableau8.B1" office:value-type="string">
                  <text:p text:style-name="P48">-<text:span text:style-name="T9">4</text:span></text:p>
                </table:table-cell>
                <table:table-cell table:style-name="Tableau8.B1" office:value-type="string">
                  <text:p text:style-name="P49">9</text:p>
                </table:table-cell>
                <table:table-cell table:style-name="Tableau8.B1" office:value-type="string">
                  <text:p text:style-name="P47">………</text:p>
                </table:table-cell>
                <table:table-cell table:style-name="Tableau8.J1" office:value-type="string">
                  <text:p text:style-name="P47">………</text:p>
                </table:table-cell>
              </table:table-row>
              <table:table-row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1">0</text:p>
                </table:table-cell>
                <table:table-cell table:style-name="Tableau8.A1" office:value-type="string">
                  <text:p text:style-name="P51">1</text:p>
                </table:table-cell>
                <table:table-cell table:style-name="Tableau8.A1" office:value-type="string">
                  <text:p text:style-name="P51">2</text:p>
                </table:table-cell>
                <table:table-cell table:style-name="Tableau8.A1" office:value-type="string">
                  <text:p text:style-name="P51">3</text:p>
                </table:table-cell>
                <table:table-cell table:style-name="Tableau8.A1" office:value-type="string">
                  <text:p text:style-name="P51">4</text:p>
                </table:table-cell>
                <table:table-cell table:style-name="Tableau8.A1" office:value-type="string">
                  <text:p text:style-name="P51">5</text:p>
                </table:table-cell>
                <table:table-cell table:style-name="Tableau8.A1" office:value-type="string">
                  <text:p text:style-name="P51">6</text:p>
                </table:table-cell>
                <table:table-cell table:style-name="Tableau8.A1" office:value-type="string">
                  <text:p text:style-name="P51">7</text:p>
                </table:table-cell>
                <table:table-cell table:style-name="Tableau8.A1" office:value-type="string">
                  <text:p text:style-name="P51">8</text:p>
                </table:table-cell>
              </table:table-row>
              <table:table-row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</table:table-row>
              <table:table-row>
                <table:table-cell table:style-name="Tableau8.A1" office:value-type="string">
                  <text:p text:style-name="P45">t2</text:p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J1" office:value-type="string">
                  <text:p text:style-name="P53"/>
                </table:table-cell>
              </table:table-row>
              <table:table-row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1">0</text:p>
                </table:table-cell>
                <table:table-cell table:style-name="Tableau8.A1" office:value-type="string">
                  <text:p text:style-name="P51">1</text:p>
                </table:table-cell>
                <table:table-cell table:style-name="Tableau8.A1" office:value-type="string">
                  <text:p text:style-name="P51">2</text:p>
                </table:table-cell>
                <table:table-cell table:style-name="Tableau8.A1" office:value-type="string">
                  <text:p text:style-name="P51">3</text:p>
                </table:table-cell>
                <table:table-cell table:style-name="Tableau8.A1" office:value-type="string">
                  <text:p text:style-name="P51">4</text:p>
                </table:table-cell>
                <table:table-cell table:style-name="Tableau8.A1" office:value-type="string">
                  <text:p text:style-name="P51">5</text:p>
                </table:table-cell>
                <table:table-cell table:style-name="Tableau8.A1" office:value-type="string">
                  <text:p text:style-name="P51">6</text:p>
                </table:table-cell>
                <table:table-cell table:style-name="Tableau8.A1" office:value-type="string">
                  <text:p text:style-name="P51">7</text:p>
                </table:table-cell>
                <table:table-cell table:style-name="Tableau8.A1" office:value-type="string">
                  <text:p text:style-name="P51">8</text:p>
                </table:table-cell>
              </table:table-row>
              <table:table-row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  <table:table-cell table:style-name="Tableau8.A1" office:value-type="string">
                  <text:p text:style-name="P52"/>
                </table:table-cell>
              </table:table-row>
              <table:table-row>
                <table:table-cell table:style-name="Tableau8.A1" office:value-type="string">
                  <text:p text:style-name="P45">t<text:span text:style-name="T13">3</text:span></text:p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B1" office:value-type="string">
                  <text:p text:style-name="P53"/>
                </table:table-cell>
                <table:table-cell table:style-name="Tableau8.J1" office:value-type="string">
                  <text:p text:style-name="P53"/>
                </table:table-cell>
              </table:table-row>
              <table:table-row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1">0</text:p>
                </table:table-cell>
                <table:table-cell table:style-name="Tableau8.A1" office:value-type="string">
                  <text:p text:style-name="P51">1</text:p>
                </table:table-cell>
                <table:table-cell table:style-name="Tableau8.A1" office:value-type="string">
                  <text:p text:style-name="P51">2</text:p>
                </table:table-cell>
                <table:table-cell table:style-name="Tableau8.A1" office:value-type="string">
                  <text:p text:style-name="P51">3</text:p>
                </table:table-cell>
                <table:table-cell table:style-name="Tableau8.A1" office:value-type="string">
                  <text:p text:style-name="P51">4</text:p>
                </table:table-cell>
                <table:table-cell table:style-name="Tableau8.A1" office:value-type="string">
                  <text:p text:style-name="P51">5</text:p>
                </table:table-cell>
                <table:table-cell table:style-name="Tableau8.A1" office:value-type="string">
                  <text:p text:style-name="P51">6</text:p>
                </table:table-cell>
                <table:table-cell table:style-name="Tableau8.A1" office:value-type="string">
                  <text:p text:style-name="P51">7</text:p>
                </table:table-cell>
                <table:table-cell table:style-name="Tableau8.A1" office:value-type="string">
                  <text:p text:style-name="P51">8</text:p>
                </table:table-cell>
              </table:table-row>
            </table:table>
            <text:list xml:id="list85837327704792" text:continue-numbering="true" text:style-name="L1">
              <text:list-item>
                <text:p text:style-name="P42">Quel est l'affichage de l'<text:span text:style-name="T18">Étape </text:span><text:span text:style-name="T24">4</text:span> ?</text:p>
                <text:p text:style-name="P54">……………………………………………………</text:p>
              </text:list-item>
              <text:list-item>
                <text:p text:style-name="P42">Quel est l'affichage de l'<text:span text:style-name="T18">Étape </text:span><text:span text:style-name="T24">5</text:span> ?</text:p>
                <text:p text:style-name="P54">……………………………………………………</text:p>
              </text:list-item>
            </text:list>
          </table:table-cell>
        </table:table-row>
      </table:table>
      <text:p text:style-name="Standard"/>
      <text:h text:style-name="P55" text:outline-level="1">Évaluation n°<text:span text:style-name="T1">4</text:span> – Les Tableaux <text:span text:style-name="T2">(Groupe 2)</text:span></text:h>
      <text:h text:style-name="P56" text:outline-level="2">Exercice 1</text:h>
      <text:p text:style-name="P57">Soient les tableaux suivants. </text:p>
      <text:p text:style-name="P57">Indiquer si le contenu de chacun de ces tableaux est <text:span text:style-name="T3">correct</text:span> ou <text:span text:style-name="T3">incorrect</text:span>. P<text:span text:style-name="T4">uis, e</text:span>xpliquer l'erreur si le contenu <text:span text:style-name="T5">du tableau</text:span> est <text:span text:style-name="T6">incorrect</text:span>, <text:span text:style-name="T4">ou</text:span><text:span text:style-name="T5"> donner l</text:span><text:span text:style-name="T1">'algorithme qui permet d'afficher le contenu du tab</text:span><text:span text:style-name="T7">l</text:span><text:span text:style-name="T1">eau</text:span>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58">t1</text:p>
                </table:table-cell>
                <table:table-cell table:style-name="Tableau12.B1" office:value-type="string">
                  <text:p text:style-name="P59">"<text:span text:style-name="T1">Androm</text:span><text:span text:style-name="T2">e</text:span><text:span text:style-name="T1">d</text:span><text:span text:style-name="T2">a</text:span>"</text:p>
                </table:table-cell>
                <table:table-cell table:style-name="Tableau12.B1" office:value-type="string">
                  <text:p text:style-name="P59">"<text:span text:style-name="T2">Milky Way</text:span>"</text:p>
                </table:table-cell>
                <table:table-cell table:style-name="Tableau12.D1" office:value-type="string">
                  <text:p text:style-name="P60">"Pinwheel Galaxy"</text:p>
                </table:table-cell>
              </table:table-row>
              <table:table-row>
                <table:table-cell table:style-name="Tableau12.A1" office:value-type="string">
                  <text:p text:style-name="P61"/>
                </table:table-cell>
                <table:table-cell table:style-name="Tableau12.A1" office:value-type="string">
                  <text:p text:style-name="P62">"A"</text:p>
                </table:table-cell>
                <table:table-cell table:style-name="Tableau12.A1" office:value-type="string">
                  <text:p text:style-name="P62">"B"</text:p>
                </table:table-cell>
                <table:table-cell table:style-name="Tableau12.A1" office:value-type="string">
                  <text:p text:style-name="P62">"C"</text:p>
                </table:table-cell>
              </table:table-row>
            </table:table>
            <text:p text:style-name="P63"/>
          </table:table-cell>
          <table:table-cell table:style-name="Tableau11.A1" office:value-type="string">
            <table:table table:name="Tableau13" table:style-name="Tableau13">
              <table:table-column table:style-name="Tableau13.A"/>
              <table:table-column table:style-name="Tableau13.B" table:number-columns-repeated="2"/>
              <table:table-column table:style-name="Tableau13.D"/>
              <table:table-column table:style-name="Tableau13.B"/>
              <table:table-column table:style-name="Tableau13.F"/>
              <table:table-row>
                <table:table-cell table:style-name="Tableau13.A1" office:value-type="string">
                  <text:p text:style-name="P58">t2</text:p>
                </table:table-cell>
                <table:table-cell table:style-name="Tableau13.B1" office:value-type="string">
                  <text:p text:style-name="P64">1<text:span text:style-name="T25">1</text:span></text:p>
                </table:table-cell>
                <table:table-cell table:style-name="Tableau13.B1" office:value-type="string">
                  <text:p text:style-name="P64"><text:span text:style-name="T25">1</text:span>0</text:p>
                </table:table-cell>
                <table:table-cell table:style-name="Tableau13.B1" office:value-type="string">
                  <text:p text:style-name="P64">1<text:span text:style-name="T25">1</text:span></text:p>
                </table:table-cell>
                <table:table-cell table:style-name="Tableau13.B1" office:value-type="string">
                  <text:p text:style-name="P64"><text:span text:style-name="T25">1</text:span>3</text:p>
                </table:table-cell>
                <table:table-cell table:style-name="Tableau13.F1" office:value-type="string">
                  <text:p text:style-name="P64"><text:span text:style-name="T25">1</text:span>5</text:p>
                </table:table-cell>
              </table:table-row>
              <table:table-row>
                <table:table-cell table:style-name="Tableau13.A1" office:value-type="string">
                  <text:p text:style-name="P61"/>
                </table:table-cell>
                <table:table-cell table:style-name="Tableau13.A1" office:value-type="string">
                  <text:p text:style-name="P65">"Sami"</text:p>
                </table:table-cell>
                <table:table-cell table:style-name="Tableau13.A1" office:value-type="string">
                  <text:p text:style-name="P65">"Sarra"</text:p>
                </table:table-cell>
                <table:table-cell table:style-name="Tableau13.A1" office:value-type="string">
                  <text:p text:style-name="P65">"Baya"</text:p>
                </table:table-cell>
                <table:table-cell table:style-name="Tableau13.A1" office:value-type="string">
                  <text:p text:style-name="P65">"Hadi"</text:p>
                </table:table-cell>
                <table:table-cell table:style-name="Tableau13.A1" office:value-type="string">
                  <text:p text:style-name="P65">"Ali"</text:p>
                </table:table-cell>
              </table:table-row>
            </table:table>
            <text:p text:style-name="P66"/>
          </table:table-cell>
        </table:table-row>
        <table:table-row>
          <table:table-cell table:style-name="Tableau11.A2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67">Correct</text:p>
                </table:table-cell>
                <table:table-cell office:value-type="string">
                  <text:p text:style-name="P68">/</text:p>
                </table:table-cell>
                <table:table-cell office:value-type="string">
                  <text:p text:style-name="P69">Incorrect</text:p>
                </table:table-cell>
              </table:table-row>
            </table:table>
          </table:table-cell>
          <table:table-cell table:style-name="Tableau11.A2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>
                <table:table-cell office:value-type="string">
                  <text:p text:style-name="P69">Correct</text:p>
                </table:table-cell>
                <table:table-cell office:value-type="string">
                  <text:p text:style-name="P68">/</text:p>
                </table:table-cell>
                <table:table-cell table:style-name="Tableau15.C1" office:value-type="string">
                  <text:p text:style-name="P67">Incorrect</text:p>
                </table:table-cell>
              </table:table-row>
            </table:table>
          </table:table-cell>
        </table:table-row>
        <table:table-row>
          <table:table-cell table:style-name="Tableau11.A3" office:value-type="string">
            <text:p text:style-name="P70">Réponse : </text:p>
            <text:p text:style-name="P71">Pour i de <text:span text:style-name="T25">"A"</text:span> à <text:span text:style-name="T25">"C"</text:span> Faire</text:p>
            <text:p text:style-name="P71"><text:s text:c="2"/><text:span text:style-name="T1">Écrire(t1[i])</text:span></text:p>
            <text:p text:style-name="P72">Fin Pour</text:p>
          </table:table-cell>
          <table:table-cell table:style-name="Tableau11.A3" office:value-type="string">
            <text:p text:style-name="P73">Réponse : </text:p>
            <text:p text:style-name="P74"><text:span text:style-name="T1">Un tableau permet de stocker plusieurs données de </text:span><text:span text:style-name="T8">même type</text:span><text:span text:style-name="T1">. </text:span>Les <text:span text:style-name="T3">indices</text:span> d'un tableau <text:span text:style-name="T1">doivent</text:span> être de <text:span text:style-name="T3">type scalaire </text:span>(entier, caractère ou booléen) <text:span text:style-name="T1">et doivent être </text:span><text:span text:style-name="T8">consécutifs</text:span>.</text:p>
            <text:p text:style-name="P75">Les indices d<text:span text:style-name="T9">u</text:span> tableau ne peuvent pas être de type <text:span text:style-name="T25">chaîne</text:span>.</text:p>
          </table:table-cell>
        </table:table-row>
        <table:table-row>
          <table:table-cell table:style-name="Tableau11.A1" office:value-type="string">
            <table:table table:name="Tableau16" table:style-name="Tableau16">
              <table:table-column table:style-name="Tableau16.A"/>
              <table:table-column table:style-name="Tableau16.B" table:number-columns-repeated="6"/>
              <table:table-column table:style-name="Tableau16.H"/>
              <table:table-row>
                <table:table-cell table:style-name="Tableau16.A1" office:value-type="string">
                  <text:p text:style-name="P76">t3</text:p>
                </table:table-cell>
                <table:table-cell table:style-name="Tableau16.B1" office:value-type="string">
                  <text:p text:style-name="P64">10.4 <text:s text:c="20"/></text:p>
                </table:table-cell>
                <table:table-cell table:style-name="Tableau16.B1" office:value-type="string">
                  <text:p text:style-name="P64">1.5 <text:s/></text:p>
                </table:table-cell>
                <table:table-cell table:style-name="Tableau16.B1" office:value-type="string">
                  <text:p text:style-name="P64">3.8 <text:s/></text:p>
                </table:table-cell>
                <table:table-cell table:style-name="Tableau16.B1" office:value-type="string">
                  <text:p text:style-name="P64">4.1 </text:p>
                </table:table-cell>
                <table:table-cell table:style-name="Tableau16.B1" office:value-type="string">
                  <text:p text:style-name="P64">14.2 </text:p>
                </table:table-cell>
                <table:table-cell table:style-name="Tableau16.B1" office:value-type="string">
                  <text:p text:style-name="P64">1.0 </text:p>
                </table:table-cell>
                <table:table-cell table:style-name="Tableau16.H1" office:value-type="string">
                  <text:p text:style-name="P64">3.0</text:p>
                </table:table-cell>
              </table:table-row>
              <table:table-row>
                <table:table-cell table:style-name="Tableau16.A1" office:value-type="string">
                  <text:p text:style-name="P61"/>
                </table:table-cell>
                <table:table-cell table:style-name="Tableau16.A1" office:value-type="string">
                  <text:p text:style-name="P77">"<text:span text:style-name="T25">0</text:span>"</text:p>
                </table:table-cell>
                <table:table-cell table:style-name="Tableau16.A1" office:value-type="string">
                  <text:p text:style-name="P77">"<text:span text:style-name="T25">1</text:span>"</text:p>
                </table:table-cell>
                <table:table-cell table:style-name="Tableau16.A1" office:value-type="string">
                  <text:p text:style-name="P77">"<text:span text:style-name="T25">2</text:span>"</text:p>
                </table:table-cell>
                <table:table-cell table:style-name="Tableau16.A1" office:value-type="string">
                  <text:p text:style-name="P77">"<text:span text:style-name="T25">3</text:span>"</text:p>
                </table:table-cell>
                <table:table-cell table:style-name="Tableau16.A1" office:value-type="string">
                  <text:p text:style-name="P77">"<text:span text:style-name="T25">4</text:span>"</text:p>
                </table:table-cell>
                <table:table-cell table:style-name="Tableau16.A1" office:value-type="string">
                  <text:p text:style-name="P77">"<text:span text:style-name="T25">5</text:span>"</text:p>
                </table:table-cell>
                <table:table-cell table:style-name="Tableau16.A1" office:value-type="string">
                  <text:p text:style-name="P77">"<text:span text:style-name="T25">6</text:span>"</text:p>
                </table:table-cell>
              </table:table-row>
            </table:table>
            <text:p text:style-name="P78"/>
          </table:table-cell>
          <table:table-cell table:style-name="Tableau11.A1" office:value-type="string">
            <table:table table:name="Tableau20" table:style-name="Tableau20">
              <table:table-column table:style-name="Tableau20.A"/>
              <table:table-column table:style-name="Tableau20.B" table:number-columns-repeated="5"/>
              <table:table-column table:style-name="Tableau20.G"/>
              <table:table-row>
                <table:table-cell table:style-name="Tableau20.A1" office:value-type="string">
                  <text:p text:style-name="P58">t<text:span text:style-name="T5">4</text:span></text:p>
                </table:table-cell>
                <table:table-cell table:style-name="Tableau20.B1" office:value-type="string">
                  <text:p text:style-name="P64">51.0</text:p>
                </table:table-cell>
                <table:table-cell table:style-name="Tableau20.B1" office:value-type="string">
                  <text:p text:style-name="P64">41.0</text:p>
                </table:table-cell>
                <table:table-cell table:style-name="Tableau20.B1" office:value-type="string">
                  <text:p text:style-name="P64">61.0</text:p>
                </table:table-cell>
                <table:table-cell table:style-name="Tableau20.B1" office:value-type="string">
                  <text:p text:style-name="P64">31.0</text:p>
                </table:table-cell>
                <table:table-cell table:style-name="Tableau20.B1" office:value-type="string">
                  <text:p text:style-name="P64">11.0</text:p>
                </table:table-cell>
                <table:table-cell table:style-name="Tableau20.G1" office:value-type="string">
                  <text:p text:style-name="P64">71.0</text:p>
                </table:table-cell>
              </table:table-row>
              <table:table-row>
                <table:table-cell table:style-name="Tableau20.A1" office:value-type="string">
                  <text:p text:style-name="P61"/>
                </table:table-cell>
                <table:table-cell table:style-name="Tableau20.A1" office:value-type="string">
                  <text:p text:style-name="P65">14</text:p>
                </table:table-cell>
                <table:table-cell table:style-name="Tableau20.A1" office:value-type="string">
                  <text:p text:style-name="P65">13</text:p>
                </table:table-cell>
                <table:table-cell table:style-name="Tableau20.A1" office:value-type="string">
                  <text:p text:style-name="P65">12</text:p>
                </table:table-cell>
                <table:table-cell table:style-name="Tableau20.A1" office:value-type="string">
                  <text:p text:style-name="P65">11</text:p>
                </table:table-cell>
                <table:table-cell table:style-name="Tableau20.A1" office:value-type="string">
                  <text:p text:style-name="P65">10</text:p>
                </table:table-cell>
                <table:table-cell table:style-name="Tableau20.A1" office:value-type="string">
                  <text:p text:style-name="P65">9</text:p>
                </table:table-cell>
              </table:table-row>
            </table:table>
            <text:p text:style-name="P78"/>
          </table:table-cell>
        </table:table-row>
        <table:table-row>
          <table:table-cell table:style-name="Tableau11.A2" office:value-type="string">
            <text:p text:style-name="P68">Correct / Incorrect</text:p>
          </table:table-cell>
          <table:table-cell table:style-name="Tableau11.A2" office:value-type="string">
            <text:p text:style-name="P68">Correct / Incorrect</text:p>
          </table:table-cell>
        </table:table-row>
        <table:table-row>
          <table:table-cell table:style-name="Tableau11.A6" office:value-type="string">
            <text:p text:style-name="P73">Réponse :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au11.A3" office:value-type="string">
            <text:p text:style-name="P73">Réponse :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</table:table-row>
        <table:table-row>
          <table:table-cell table:style-name="Tableau11.A1" office:value-type="string">
            <table:table table:name="Tableau21" table:style-name="Tableau21">
              <table:table-column table:style-name="Tableau21.A"/>
              <table:table-column table:style-name="Tableau21.B"/>
              <table:table-column table:style-name="Tableau21.C"/>
              <table:table-row>
                <table:table-cell table:style-name="Tableau21.A1" office:value-type="string">
                  <text:p text:style-name="P58">t<text:span text:style-name="T5">5</text:span></text:p>
                </table:table-cell>
                <table:table-cell table:style-name="Tableau21.B1" office:value-type="string">
                  <text:p text:style-name="P79">1000000</text:p>
                </table:table-cell>
                <table:table-cell table:style-name="Tableau21.C1" office:value-type="string">
                  <text:p text:style-name="P79">500000</text:p>
                </table:table-cell>
              </table:table-row>
              <table:table-row>
                <table:table-cell table:style-name="Tableau21.A1" office:value-type="string">
                  <text:p text:style-name="P61"/>
                </table:table-cell>
                <table:table-cell table:style-name="Tableau21.A1" office:value-type="string">
                  <text:p text:style-name="P64"><text:span text:style-name="T25">"</text:span>Faux<text:span text:style-name="T25">"</text:span></text:p>
                </table:table-cell>
                <table:table-cell table:style-name="Tableau21.A1" office:value-type="string">
                  <text:p text:style-name="P64"><text:span text:style-name="T25">"</text:span>Vrai<text:span text:style-name="T25">"</text:span></text:p>
                </table:table-cell>
              </table:table-row>
            </table:table>
            <text:p text:style-name="P78"/>
          </table:table-cell>
          <table:table-cell table:style-name="Tableau11.A1" office:value-type="string">
            <table:table table:name="Tableau22" table:style-name="Tableau22">
              <table:table-column table:style-name="Tableau22.A"/>
              <table:table-column table:style-name="Tableau22.B" table:number-columns-repeated="6"/>
              <table:table-column table:style-name="Tableau22.H"/>
              <table:table-row>
                <table:table-cell table:style-name="Tableau22.A1" office:value-type="string">
                  <text:p text:style-name="P58">t<text:span text:style-name="T5">6</text:span></text:p>
                </table:table-cell>
                <table:table-cell table:style-name="Tableau22.B1" office:value-type="string">
                  <text:p text:style-name="P79">"A<text:span text:style-name="T25">B</text:span>"</text:p>
                </table:table-cell>
                <table:table-cell table:style-name="Tableau22.B1" office:value-type="string">
                  <text:p text:style-name="P79">"B<text:span text:style-name="T25">C</text:span>"</text:p>
                </table:table-cell>
                <table:table-cell table:style-name="Tableau22.B1" office:value-type="string">
                  <text:p text:style-name="P79">"C<text:span text:style-name="T25">D</text:span>"</text:p>
                </table:table-cell>
                <table:table-cell table:style-name="Tableau22.B1" office:value-type="string">
                  <text:p text:style-name="P79">"D<text:span text:style-name="T25">E</text:span>"</text:p>
                </table:table-cell>
                <table:table-cell table:style-name="Tableau22.B1" office:value-type="string">
                  <text:p text:style-name="P79">"E<text:span text:style-name="T25">F</text:span>"</text:p>
                </table:table-cell>
                <table:table-cell table:style-name="Tableau22.B1" office:value-type="string">
                  <text:p text:style-name="P79">"F<text:span text:style-name="T25">G</text:span>"</text:p>
                </table:table-cell>
                <table:table-cell table:style-name="Tableau22.H1" office:value-type="string">
                  <text:p text:style-name="P79">"G<text:span text:style-name="T25">H</text:span>"</text:p>
                </table:table-cell>
              </table:table-row>
              <table:table-row>
                <table:table-cell table:style-name="Tableau22.A1" office:value-type="string">
                  <text:p text:style-name="P61"/>
                </table:table-cell>
                <table:table-cell table:style-name="Tableau22.A1" office:value-type="string">
                  <text:p text:style-name="P80">-<text:span text:style-name="T25">2</text:span></text:p>
                </table:table-cell>
                <table:table-cell table:style-name="Tableau22.A1" office:value-type="string">
                  <text:p text:style-name="P80">-<text:span text:style-name="T25">1</text:span></text:p>
                </table:table-cell>
                <table:table-cell table:style-name="Tableau22.A1" office:value-type="string">
                  <text:p text:style-name="P81">0</text:p>
                </table:table-cell>
                <table:table-cell table:style-name="Tableau22.A1" office:value-type="string">
                  <text:p text:style-name="P65">1</text:p>
                </table:table-cell>
                <table:table-cell table:style-name="Tableau22.A1" office:value-type="string">
                  <text:p text:style-name="P65">2</text:p>
                </table:table-cell>
                <table:table-cell table:style-name="Tableau22.A1" office:value-type="string">
                  <text:p text:style-name="P65">3</text:p>
                </table:table-cell>
                <table:table-cell table:style-name="Tableau22.A1" office:value-type="string">
                  <text:p text:style-name="P65">4</text:p>
                </table:table-cell>
              </table:table-row>
            </table:table>
            <text:p text:style-name="P78"/>
          </table:table-cell>
        </table:table-row>
        <table:table-row>
          <table:table-cell table:style-name="Tableau11.A2" office:value-type="string">
            <text:p text:style-name="P68">Correct / Incorrect</text:p>
          </table:table-cell>
          <table:table-cell table:style-name="Tableau11.A2" office:value-type="string">
            <text:p text:style-name="P68">Correct / Incorrect</text:p>
          </table:table-cell>
        </table:table-row>
        <table:table-row>
          <table:table-cell table:style-name="Tableau11.A6" office:value-type="string">
            <text:p text:style-name="P73">Réponse :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au11.A3" office:value-type="string">
            <text:p text:style-name="P73">Réponse :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</table:table-row>
      </table:table>
      <text:h text:style-name="P82" text:outline-level="2"/>
      <text:h text:style-name="P83" text:outline-level="2"><text:span text:style-name="T4">E</text:span>xercice 2</text:h>
      <text:p text:style-name="P84">Soit la séquence d'instructions suivante :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85">Algorithme Inconnu</text:p>
            <text:p text:style-name="P85">Début</text:p>
            <text:p text:style-name="P85"><text:s text:c="2"/><text:span text:style-name="T3">// Étape 1</text:span></text:p>
            <text:p text:style-name="P85"><text:s text:c="2"/>Répéter</text:p>
            <text:p text:style-name="P85"><text:s text:c="4"/>Écrire("n ? ") ; Lire(n)</text:p>
            <text:p text:style-name="P85"><text:s text:c="2"/>Jusqu'à <text:span text:style-name="T10">(30</text:span> &gt; n &gt; <text:span text:style-name="T11">1</text:span><text:span text:style-name="T10">) et (n mod </text:span><text:span text:style-name="T25">2</text:span><text:span text:style-name="T10"> = 0)</text:span></text:p>
            <text:p text:style-name="P85"><text:s text:c="2"/><text:span text:style-name="T3">// Étape 2</text:span></text:p>
            <text:p text:style-name="P85"><text:s text:c="2"/>Pour i de 0 à n-1 Faire <text:span text:style-name="T10">[pas=</text:span><text:span text:style-name="T25">2</text:span><text:span text:style-name="T10">]</text:span></text:p>
            <text:p text:style-name="P85"><text:s text:c="4"/><text:span text:style-name="T12">Répéter</text:span></text:p>
            <text:p text:style-name="P85"><text:s text:c="6"/>Écrire("<text:span text:style-name="T10">t</text:span>[", i, "] ? ");Lire(t[i])</text:p>
            <text:p text:style-name="P85"><text:s text:c="4"/><text:span text:style-name="T12">Jusqu'à (-</text:span><text:span text:style-name="T26">10</text:span><text:span text:style-name="T12"> ≤ t[i] ≤ </text:span><text:span text:style-name="T26">10</text:span><text:span text:style-name="T12">)</text:span></text:p>
            <text:p text:style-name="P85"><text:s text:c="4"/><text:span text:style-name="T10">t[i + 1] ← </text:span><text:span text:style-name="T25">(</text:span><text:span text:style-name="T10">t[i] </text:span><text:span text:style-name="T25">*</text:span><text:span text:style-name="T10"> 2</text:span><text:span text:style-name="T25">) + 1</text:span></text:p>
            <text:p text:style-name="P85"><text:s text:c="2"/>Fin Pour</text:p>
            <text:p text:style-name="P85"><text:s text:c="2"/><text:span text:style-name="T3">// Étape 3</text:span></text:p>
            <text:p text:style-name="P85"><text:s text:c="2"/><text:span text:style-name="T26">a</text:span> ← <text:span text:style-name="T10">0</text:span></text:p>
            <text:p text:style-name="P85"><text:s text:c="2"/><text:span text:style-name="T26">b</text:span><text:span text:style-name="T13"> ← </text:span><text:span text:style-name="T27">n div 2</text:span></text:p>
            <text:p text:style-name="P85"><text:s text:c="2"/><text:span text:style-name="T10">Tant Que </text:span><text:span text:style-name="T28">b</text:span><text:span text:style-name="T10"> &lt; </text:span><text:span text:style-name="T28">n</text:span><text:span text:style-name="T10"> Faire</text:span></text:p>
            <text:p text:style-name="P85"><text:s text:c="4"/><text:span text:style-name="T10">t2[</text:span><text:span text:style-name="T26">a</text:span><text:span text:style-name="T10">] ← </text:span><text:span text:style-name="T26">(</text:span><text:span text:style-name="T10">t[</text:span><text:span text:style-name="T26">a</text:span><text:span text:style-name="T10">] </text:span><text:span text:style-name="T26">+ t[b]) / 2</text:span></text:p>
            <text:p text:style-name="P85"><text:s text:c="4"/><text:span text:style-name="T10">t</text:span><text:span text:style-name="T26">2</text:span><text:span text:style-name="T10">[</text:span><text:span text:style-name="T26">b</text:span><text:span text:style-name="T10">] ← abs(t[b] - t[a])</text:span></text:p>
            <text:p text:style-name="P85"><text:s text:c="4"/><text:span text:style-name="T26">a</text:span><text:span text:style-name="T10"> ← </text:span><text:span text:style-name="T26">a</text:span><text:span text:style-name="T10"> + </text:span><text:span text:style-name="T26">1</text:span></text:p>
            <text:p text:style-name="P85"><text:s text:c="4"/><text:span text:style-name="T26">b</text:span><text:span text:style-name="T10"> ← </text:span><text:span text:style-name="T26">b</text:span><text:span text:style-name="T10"> </text:span><text:span text:style-name="T27">+</text:span><text:span text:style-name="T10"> 1</text:span></text:p>
            <text:p text:style-name="P85"><text:s text:c="2"/><text:span text:style-name="T15">Fin </text:span><text:span text:style-name="T10">Tant Que</text:span></text:p>
            <text:p text:style-name="P85"><text:s text:c="2"/><text:span text:style-name="T3">// </text:span><text:span text:style-name="T16">Étape 4</text:span></text:p>
            <text:p text:style-name="P85"><text:s text:c="2"/><text:span text:style-name="T15">Pour i de </text:span><text:span text:style-name="T29">n-1</text:span><text:span text:style-name="T15"> à </text:span><text:span text:style-name="T29">0</text:span><text:span text:style-name="T15"> Faire </text:span><text:span text:style-name="T29">[pas=-1]</text:span></text:p>
            <text:p text:style-name="P85"><text:s text:c="4"/><text:span text:style-name="T15">Écrire(t2[i])</text:span></text:p>
            <text:p text:style-name="P85"><text:s text:c="2"/><text:span text:style-name="T15">Fin Pour</text:span></text:p>
            <text:p text:style-name="P85">Fin</text:p>
            <text:p text:style-name="P86">Trace d'exécution de la question n°3</text:p>
            <text:p text:style-name="P87">n = ………………</text:p>
            <table:table table:name="Tableau24" table:style-name="Tableau24">
              <table:table-column table:style-name="Tableau24.A" table:number-columns-repeated="5"/>
              <table:table-column table:style-name="Tableau24.F"/>
              <table:table-row table:style-name="Tableau24.1">
                <table:table-cell table:style-name="Tableau24.A1" office:value-type="string">
                  <text:p text:style-name="P88">a</text:p>
                </table:table-cell>
                <table:table-cell table:style-name="Tableau24.A1" office:value-type="string">
                  <text:p text:style-name="P89">b</text:p>
                </table:table-cell>
                <table:table-cell table:style-name="Tableau24.A1" office:value-type="string">
                  <text:p text:style-name="P90"><text:span text:style-name="T28">b</text:span><text:span text:style-name="T27"> &lt; </text:span><text:span text:style-name="T28">n</text:span></text:p>
                </table:table-cell>
                <table:table-cell table:style-name="Tableau24.A1" office:value-type="string">
                  <text:p text:style-name="P91">t[<text:span text:style-name="T26">a</text:span>]</text:p>
                </table:table-cell>
                <table:table-cell table:style-name="Tableau24.A1" office:value-type="string">
                  <text:p text:style-name="P91">t[<text:span text:style-name="T29">b</text:span>]</text:p>
                </table:table-cell>
                <table:table-cell table:style-name="Tableau24.F1" office:value-type="string">
                  <text:p text:style-name="P92"/>
                </table:table-cell>
              </table:table-row>
              <table:table-row table:style-name="Tableau24.2"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F2" office:value-type="string">
                  <text:p text:style-name="P93"/>
                </table:table-cell>
              </table:table-row>
              <table:table-row table:style-name="Tableau24.2"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F2" office:value-type="string">
                  <text:p text:style-name="P93"/>
                </table:table-cell>
              </table:table-row>
              <table:table-row table:style-name="Tableau24.2"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F2" office:value-type="string">
                  <text:p text:style-name="P93"/>
                </table:table-cell>
              </table:table-row>
              <table:table-row table:style-name="Tableau24.2"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F2" office:value-type="string">
                  <text:p text:style-name="P93"/>
                </table:table-cell>
              </table:table-row>
              <table:table-row table:style-name="Tableau24.2"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F2" office:value-type="string">
                  <text:p text:style-name="P93"/>
                </table:table-cell>
              </table:table-row>
              <table:table-row table:style-name="Tableau24.2"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A2" office:value-type="string">
                  <text:p text:style-name="P93"/>
                </table:table-cell>
                <table:table-cell table:style-name="Tableau24.F2" office:value-type="string">
                  <text:p text:style-name="P93"/>
                </table:table-cell>
              </table:table-row>
            </table:table>
            <text:p text:style-name="P94"/>
          </table:table-cell>
          <table:table-cell table:style-name="Tableau23.B1" office:value-type="string">
            <text:list text:continue-numbering="true" text:style-name="L1">
              <text:list-item text:start-value="1">
                <text:p text:style-name="P95">Compléter le <text:span text:style-name="T3">TDO</text:span> et le <text:span text:style-name="T3">TDNT</text:span> relatifs à cette séquence.</text:p>
              </text:list-item>
            </text:list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96">Objet</text:p>
                </table:table-cell>
                <table:table-cell table:style-name="Tableau25.A1" office:value-type="string">
                  <text:p text:style-name="P96">Type/Nature</text:p>
                </table:table-cell>
              </table:table-row>
              <table:table-row>
                <table:table-cell table:style-name="Tableau25.A1" office:value-type="string">
                  <text:p text:style-name="P97"/>
                  <text:p text:style-name="P97"/>
                </table:table-cell>
                <table:table-cell table:style-name="Tableau25.A1" office:value-type="string">
                  <text:p text:style-name="P98"/>
                </table:table-cell>
              </table:table-row>
              <table:table-row>
                <table:table-cell table:style-name="Tableau25.A3" table:number-columns-spanned="2" office:value-type="string">
                  <text:p text:style-name="P99"/>
                </table:table-cell>
                <table:covered-table-cell/>
              </table:table-row>
              <table:table-row>
                <table:table-cell table:style-name="Tableau25.A1" table:number-columns-spanned="2" office:value-type="string">
                  <text:p text:style-name="P96">TDNT</text:p>
                </table:table-cell>
                <table:covered-table-cell/>
              </table:table-row>
              <table:table-row>
                <table:table-cell table:style-name="Tableau25.A1" table:number-columns-spanned="2" office:value-type="string">
                  <text:p text:style-name="P100"/>
                </table:table-cell>
                <table:covered-table-cell/>
              </table:table-row>
            </table:table>
            <text:list text:continue-numbering="true" text:style-name="L1">
              <text:list-item>
                <text:p text:style-name="P101">Donner le rôle de l'<text:span text:style-name="T18">Étape </text:span><text:span text:style-name="T19">1</text:span>  et de l'<text:span text:style-name="T18">Étape </text:span><text:span text:style-name="T19">2 </text:span>?</text:p>
                <text:p text:style-name="P101"><text:span text:style-name="T20">Étape 1 : </text:span>…………………………………………</text:p>
                <text:p text:style-name="P101">……………………………………………………</text:p>
                <text:p text:style-name="P101">……………………………………………………</text:p>
                <text:p text:style-name="P101"><text:span text:style-name="T20">Étape 2 : </text:span>…………………………………………</text:p>
                <text:p text:style-name="P101">……………………………………………………</text:p>
                <text:p text:style-name="P101">……………………………………………………</text:p>
                <text:p text:style-name="P101">……………………………………………………</text:p>
                <text:p text:style-name="P101">……………………………………………………</text:p>
                <text:p text:style-name="P101">……………………………………………………</text:p>
                <text:p text:style-name="P101">……………………………………………………</text:p>
              </text:list-item>
              <text:list-item>
                <text:p text:style-name="P102"><text:span text:style-name="T14">Compléter le tableau t, d'après l'</text:span><text:span text:style-name="T18">Étape </text:span><text:span text:style-name="T21">2</text:span><text:span text:style-name="T14">.</text:span></text:p>
              </text:list-item>
              <text:list-item>
                <text:p text:style-name="P102">Indiquer le contenu d<text:span text:style-name="T14">e</text:span><text:span text:style-name="T13"> </text:span><text:span text:style-name="Police_20_par_20_défaut"><text:span text:style-name="T19">t</text:span></text:span><text:span text:style-name="Police_20_par_20_défaut"><text:span text:style-name="T22">2</text:span></text:span><text:span text:style-name="T13"> </text:span>après l'exécution d<text:span text:style-name="T14">e l'</text:span><text:span text:style-name="T18">Étape 3</text:span> <text:span text:style-name="T15">pour </text:span><text:span text:style-name="T22">n = </text:span><text:span text:style-name="T24">8</text:span><text:span text:style-name="T15"> et les valeurs suivantes du tableau </text:span><text:span text:style-name="T22">t</text:span>.</text:p>
              </text:list-item>
            </text:list>
            <table:table table:name="Tableau26" table:style-name="Tableau26">
              <table:table-column table:style-name="Tableau26.A"/>
              <table:table-column table:style-name="Tableau26.B" table:number-columns-repeated="7"/>
              <table:table-column table:style-name="Tableau26.I"/>
              <table:table-row>
                <table:table-cell table:style-name="Tableau26.A1" office:value-type="string">
                  <text:p text:style-name="P103">t</text:p>
                </table:table-cell>
                <table:table-cell table:style-name="Tableau26.B1" office:value-type="string">
                  <text:p text:style-name="P104">5</text:p>
                </table:table-cell>
                <table:table-cell table:style-name="Tableau26.B1" office:value-type="string">
                  <text:p text:style-name="P105">………</text:p>
                </table:table-cell>
                <table:table-cell table:style-name="Tableau26.D1" office:value-type="string">
                  <text:p text:style-name="P106">-<text:span text:style-name="T26">1</text:span></text:p>
                </table:table-cell>
                <table:table-cell table:style-name="Tableau26.D1" office:value-type="string">
                  <text:p text:style-name="P106">-<text:span text:style-name="T26">1</text:span></text:p>
                </table:table-cell>
                <table:table-cell table:style-name="Tableau26.D1" office:value-type="string">
                  <text:p text:style-name="P107">………</text:p>
                </table:table-cell>
                <table:table-cell table:style-name="Tableau26.D1" office:value-type="string">
                  <text:p text:style-name="P108">3</text:p>
                </table:table-cell>
                <table:table-cell table:style-name="Tableau26.D1" office:value-type="string">
                  <text:p text:style-name="P108">0</text:p>
                </table:table-cell>
                <table:table-cell table:style-name="Tableau26.I1" office:value-type="string">
                  <text:p text:style-name="P107">………</text:p>
                </table:table-cell>
              </table:table-row>
              <table:table-row>
                <table:table-cell table:style-name="Tableau26.A1" office:value-type="string">
                  <text:p text:style-name="P109"/>
                </table:table-cell>
                <table:table-cell table:style-name="Tableau26.A1" office:value-type="string">
                  <text:p text:style-name="P110">0</text:p>
                </table:table-cell>
                <table:table-cell table:style-name="Tableau26.A1" office:value-type="string">
                  <text:p text:style-name="P110">1</text:p>
                </table:table-cell>
                <table:table-cell table:style-name="Tableau26.A1" office:value-type="string">
                  <text:p text:style-name="P110">2</text:p>
                </table:table-cell>
                <table:table-cell table:style-name="Tableau26.A1" office:value-type="string">
                  <text:p text:style-name="P110">3</text:p>
                </table:table-cell>
                <table:table-cell table:style-name="Tableau26.A1" office:value-type="string">
                  <text:p text:style-name="P110">4</text:p>
                </table:table-cell>
                <table:table-cell table:style-name="Tableau26.A1" office:value-type="string">
                  <text:p text:style-name="P110">5</text:p>
                </table:table-cell>
                <table:table-cell table:style-name="Tableau26.A1" office:value-type="string">
                  <text:p text:style-name="P110">6</text:p>
                </table:table-cell>
                <table:table-cell table:style-name="Tableau26.A1" office:value-type="string">
                  <text:p text:style-name="P110">7</text:p>
                </table:table-cell>
              </table:table-row>
              <table:table-row>
                <table:table-cell table:style-name="Tableau26.A1" office:value-type="string">
                  <text:p text:style-name="P111"/>
                </table:table-cell>
                <table:table-cell table:style-name="Tableau26.A1" office:value-type="string">
                  <text:p text:style-name="P111"/>
                </table:table-cell>
                <table:table-cell table:style-name="Tableau26.A1" office:value-type="string">
                  <text:p text:style-name="P111"/>
                </table:table-cell>
                <table:table-cell table:style-name="Tableau26.A1" office:value-type="string">
                  <text:p text:style-name="P111"/>
                </table:table-cell>
                <table:table-cell table:style-name="Tableau26.A1" office:value-type="string">
                  <text:p text:style-name="P111"/>
                </table:table-cell>
                <table:table-cell table:style-name="Tableau26.A1" office:value-type="string">
                  <text:p text:style-name="P111"/>
                </table:table-cell>
                <table:table-cell table:style-name="Tableau26.A1" office:value-type="string">
                  <text:p text:style-name="P111"/>
                </table:table-cell>
                <table:table-cell table:style-name="Tableau26.A1" office:value-type="string">
                  <text:p text:style-name="P111"/>
                </table:table-cell>
                <table:table-cell table:style-name="Tableau26.A1" office:value-type="string">
                  <text:p text:style-name="P111"/>
                </table:table-cell>
              </table:table-row>
              <table:table-row>
                <table:table-cell table:style-name="Tableau26.A1" office:value-type="string">
                  <text:p text:style-name="P103">t2</text:p>
                </table:table-cell>
                <table:table-cell table:style-name="Tableau26.B1" office:value-type="string">
                  <text:p text:style-name="P112"/>
                </table:table-cell>
                <table:table-cell table:style-name="Tableau26.B1" office:value-type="string">
                  <text:p text:style-name="P112"/>
                </table:table-cell>
                <table:table-cell table:style-name="Tableau26.B1" office:value-type="string">
                  <text:p text:style-name="P112"/>
                </table:table-cell>
                <table:table-cell table:style-name="Tableau26.B1" office:value-type="string">
                  <text:p text:style-name="P112"/>
                </table:table-cell>
                <table:table-cell table:style-name="Tableau26.B1" office:value-type="string">
                  <text:p text:style-name="P112"/>
                </table:table-cell>
                <table:table-cell table:style-name="Tableau26.B1" office:value-type="string">
                  <text:p text:style-name="P112"/>
                </table:table-cell>
                <table:table-cell table:style-name="Tableau26.B1" office:value-type="string">
                  <text:p text:style-name="P112"/>
                </table:table-cell>
                <table:table-cell table:style-name="Tableau26.I4" office:value-type="string">
                  <text:p text:style-name="P112"/>
                </table:table-cell>
              </table:table-row>
              <table:table-row>
                <table:table-cell table:style-name="Tableau26.A1" office:value-type="string">
                  <text:p text:style-name="P109"/>
                </table:table-cell>
                <table:table-cell table:style-name="Tableau26.A1" office:value-type="string">
                  <text:p text:style-name="P110">0</text:p>
                </table:table-cell>
                <table:table-cell table:style-name="Tableau26.A1" office:value-type="string">
                  <text:p text:style-name="P110">1</text:p>
                </table:table-cell>
                <table:table-cell table:style-name="Tableau26.A1" office:value-type="string">
                  <text:p text:style-name="P110">2</text:p>
                </table:table-cell>
                <table:table-cell table:style-name="Tableau26.A1" office:value-type="string">
                  <text:p text:style-name="P110">3</text:p>
                </table:table-cell>
                <table:table-cell table:style-name="Tableau26.A1" office:value-type="string">
                  <text:p text:style-name="P110">4</text:p>
                </table:table-cell>
                <table:table-cell table:style-name="Tableau26.A1" office:value-type="string">
                  <text:p text:style-name="P110">5</text:p>
                </table:table-cell>
                <table:table-cell table:style-name="Tableau26.A1" office:value-type="string">
                  <text:p text:style-name="P110">6</text:p>
                </table:table-cell>
                <table:table-cell table:style-name="Tableau26.A1" office:value-type="string">
                  <text:p text:style-name="P110">7</text:p>
                </table:table-cell>
              </table:table-row>
            </table:table>
            <text:list text:continue-numbering="true" text:style-name="L1">
              <text:list-item>
                <text:p text:style-name="P101">Quel est l'affichage de l'<text:span text:style-name="T18">Étape </text:span><text:span text:style-name="T24">4</text:span> ?</text:p>
                <text:p text:style-name="P101">……………………………………………………</text:p>
              </text:list-item>
            </text:list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paragraph-rsid="0034afb3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4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officeooo:rsid="0033ecd6"/>
    </style:style>
    <style:style style:name="MT2" style:family="text">
      <style:text-properties officeooo:rsid="0034afb3"/>
    </style:style>
    <style:style style:name="MT3" style:family="text">
      <style:text-properties style:text-position="super 58%" officeooo:rsid="0034afb3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<text:span text:style-name="MT1">4</text:span> – Les Tableaux <text:span text:style-name="MT2">(groupe 1)</text:span><text:tab/><text:tab/><text:span text:style-name="MT2">2</text:span><text:span text:style-name="MT3">e</text:span><text:span text:style-name="MT2"> INFO1</text:span></text:p>
      </style:header>
      <style:header-first>
        <text:p text:style-name="Header"/>
      </style:header-first>
      <style:footer>
        <text:p text:style-name="MP2">Page <text:page-number text:select-page="current" text:page-adjust="1">2</text:page-number><text:s/>sur <text:page-count>4</text:page-count></text:p>
      </style:footer>
      <style:footer-first>
        <text:p text:style-name="MP2">Page <text:page-number text:select-page="current" text:page-adjust="1">1</text:page-number><text:s/>sur <text:page-count>4</text:page-count></text:p>
      </style:footer-first>
    </style:master-page>
    <style:master-page style:name="MPF0" style:page-layout-name="Mpm2" draw:style-name="Mdp1">
      <style:header>
        <text:p text:style-name="MP3">Évaluation n°2 – Les Tableaux</text:p>
      </style:header>
      <style:header-first>
        <text:p text:style-name="Normal"/>
      </style:header-first>
      <style:footer>
        <text:p text:style-name="MP4">Page <text:page-number text:select-page="current" text:page-adjust="1"/><text:s/>sur <text:page-count>4</text:page-count></text:p>
      </style:footer>
      <style:footer-first>
        <text:p text:style-name="MP4">Page <text:page-number style:num-format="1" text:select-page="current" text:page-adjust="1"/><text:s/>sur <text:page-count>4</text:page-count></text:p>
      </style:footer-first>
    </style:master-page>
    <style:master-page style:name="Evaluation_20_-_20_Groupe_20_2" style:display-name="Evaluation - Groupe 2" style:page-layout-name="Mpm1" draw:style-name="Mdp1">
      <style:header>
        <text:p text:style-name="MP1">Évaluation n°<text:span text:style-name="MT1">4</text:span> – Les Tableaux <text:span text:style-name="MT2">(groupe 2)</text:span><text:tab/><text:tab/><text:span text:style-name="MT2">2</text:span><text:span text:style-name="MT3">e</text:span><text:span text:style-name="MT2"> INFO1</text:span></text:p>
      </style:header>
      <style:header-first>
        <text:p text:style-name="Header"/>
      </style:header-first>
      <style:footer>
        <text:p text:style-name="MP2">Page <text:page-number text:select-page="current" text:page-adjust="1">4</text:page-number><text:s/>sur <text:page-count>4</text:page-count></text:p>
      </style:footer>
      <style:footer-first>
        <text:p text:style-name="MP2">Page <text:page-number text:select-page="current" text:page-adjust="1">3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26T08:58:35.799000000</dc:date>
    <meta:editing-cycles>16</meta:editing-cycles>
    <meta:editing-duration>PT42M1S</meta:editing-duration>
    <meta:print-date>2025-01-24T17:31:02.873000000</meta:print-date>
    <meta:printed-by>Fichiers PDF</meta:printed-by>
    <meta:document-statistic meta:table-count="26" meta:image-count="0" meta:object-count="0" meta:page-count="4" meta:paragraph-count="376" meta:word-count="955" meta:character-count="4748" meta:non-whitespace-character-count="3945"/>
    <meta:template xlink:type="simple" xlink:actuate="onRequest" xlink:title="" xlink:href="Normal.dotm"/>
  </office:meta>
</office:document-meta>
</file>